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Noto Sans Devanagari" svg:font-family="'Noto Sans Devanagari'" style:font-family-generic="system" style:font-pitch="variable"/>
    <style:font-face style:name="Verdana" svg:font-family="Verdana" style:font-family-generic="system" style:font-pitch="variable"/>
  </office:font-face-decls>
  <office:automatic-styles>
    <style:style style:name="co1" style:family="table-column">
      <style:table-column-properties fo:break-before="auto" style:column-width="97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1023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vocabulary1.txt</text:p>
          </table:table-cell>
          <table:table-cell table:style-name="ce2" office:value-type="string" calcext:value-type="string">
            <text:p>TP</text:p>
          </table:table-cell>
          <table:table-cell table:style-name="ce2" office:value-type="string" calcext:value-type="string">
            <text:p>FP</text:p>
          </table:table-cell>
          <table:table-cell table:style-name="ce2" office:value-type="string" calcext:value-type="string">
            <text:p>TN</text:p>
          </table:table-cell>
          <table:table-cell table:style-name="ce2" office:value-type="string" calcext:value-type="string">
            <text:p>FN</text:p>
          </table:table-cell>
          <table:table-cell table:style-name="ce2" office:value-type="string" calcext:value-type="string">
            <text:p>TPR(Recall)</text:p>
          </table:table-cell>
          <table:table-cell table:style-name="ce2" office:value-type="string" calcext:value-type="string">
            <text:p>FPR</text:p>
          </table:table-cell>
          <table:table-cell table:style-name="ce2" office:value-type="string" calcext:value-type="string">
            <text:p>TNR</text:p>
          </table:table-cell>
          <table:table-cell table:style-name="ce2" office:value-type="string" calcext:value-type="string">
            <text:p>Precision</text:p>
          </table:table-cell>
          <table:table-cell table:style-name="ce2" office:value-type="string" calcext:value-type="string">
            <text:p>Accuracy</text:p>
          </table:table-cell>
          <table:table-cell table:style-name="ce2" office:value-type="string" calcext:value-type="string">
            <text:p>F1</text:p>
          </table:table-cell>
          <table:table-cell table:style-name="ce2" table:number-columns-repeated="1013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1" calcext:value-type="float">
            <text:p>241</text:p>
          </table:table-cell>
          <table:table-cell table:style-name="ce3" office:value-type="float" office:value="36" calcext:value-type="float">
            <text:p>36</text:p>
          </table:table-cell>
          <table:table-cell table:formula="of:=[.B4]/([.B4]+[.E4])" office:value-type="float" office:value="0.25" calcext:value-type="float">
            <text:p>0.25</text:p>
          </table:table-cell>
          <table:table-cell table:formula="of:=[.C4]/([.C4]+[.D4])" office:value-type="float" office:value="0" calcext:value-type="float">
            <text:p>0</text:p>
          </table:table-cell>
          <table:table-cell table:formula="of:=[.D4]/([.D4]+[.C4])" office:value-type="float" office:value="1" calcext:value-type="float">
            <text:p>1</text:p>
          </table:table-cell>
          <table:table-cell table:formula="of:=[.B4]/([.B4]+[.C4])" office:value-type="float" office:value="1" calcext:value-type="float">
            <text:p>1</text:p>
          </table:table-cell>
          <table:table-cell table:formula="of:=([.B4]+[.D4])/SUM([.B4:.E4])" office:value-type="float" office:value="0.875432525951557" calcext:value-type="float">
            <text:p>0.875432525951557</text:p>
          </table:table-cell>
          <table:table-cell table:formula="of:=2*[.I4]*[.F4]/([.I4]+[.F4])" office:value-type="float" office:value="0.4" calcext:value-type="float">
            <text:p>0.4</text:p>
          </table:table-cell>
          <table:table-cell table:number-columns-repeated="1013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1" calcext:value-type="float">
            <text:p>241</text:p>
          </table:table-cell>
          <table:table-cell table:style-name="ce3" office:value-type="float" office:value="37" calcext:value-type="float">
            <text:p>37</text:p>
          </table:table-cell>
          <table:table-cell table:formula="of:=[.B5]/([.B5]+[.E5])" office:value-type="float" office:value="0.229166666666667" calcext:value-type="float">
            <text:p>0.229166666666667</text:p>
          </table:table-cell>
          <table:table-cell table:formula="of:=[.C5]/([.C5]+[.D5])" office:value-type="float" office:value="0" calcext:value-type="float">
            <text:p>0</text:p>
          </table:table-cell>
          <table:table-cell table:formula="of:=[.D5]/([.D5]+[.C5])" office:value-type="float" office:value="1" calcext:value-type="float">
            <text:p>1</text:p>
          </table:table-cell>
          <table:table-cell table:formula="of:=[.B5]/([.B5]+[.C5])" office:value-type="float" office:value="1" calcext:value-type="float">
            <text:p>1</text:p>
          </table:table-cell>
          <table:table-cell table:formula="of:=([.B5]+[.D5])/SUM([.B5:.E5])" office:value-type="float" office:value="0.8719723183391" calcext:value-type="float">
            <text:p>0.8719723183391</text:p>
          </table:table-cell>
          <table:table-cell table:formula="of:=2*[.I5]*[.F5]/([.I5]+[.F5])" office:value-type="float" office:value="0.372881355932203" calcext:value-type="float">
            <text:p>0.372881355932203</text:p>
          </table:table-cell>
          <table:table-cell table:number-columns-repeated="1013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1" calcext:value-type="float">
            <text:p>241</text:p>
          </table:table-cell>
          <table:table-cell table:style-name="ce3" office:value-type="float" office:value="42" calcext:value-type="float">
            <text:p>42</text:p>
          </table:table-cell>
          <table:table-cell table:formula="of:=[.B6]/([.B6]+[.E6])" office:value-type="float" office:value="0.125" calcext:value-type="float">
            <text:p>0.125</text:p>
          </table:table-cell>
          <table:table-cell table:formula="of:=[.C6]/([.C6]+[.D6])" office:value-type="float" office:value="0" calcext:value-type="float">
            <text:p>0</text:p>
          </table:table-cell>
          <table:table-cell table:formula="of:=[.D6]/([.D6]+[.C6])" office:value-type="float" office:value="1" calcext:value-type="float">
            <text:p>1</text:p>
          </table:table-cell>
          <table:table-cell table:formula="of:=[.B6]/([.B6]+[.C6])" office:value-type="float" office:value="1" calcext:value-type="float">
            <text:p>1</text:p>
          </table:table-cell>
          <table:table-cell table:formula="of:=([.B6]+[.D6])/SUM([.B6:.E6])" office:value-type="float" office:value="0.854671280276817" calcext:value-type="float">
            <text:p>0.854671280276817</text:p>
          </table:table-cell>
          <table:table-cell table:formula="of:=2*[.I6]*[.F6]/([.I6]+[.F6])" office:value-type="float" office:value="0.222222222222222" calcext:value-type="float">
            <text:p>0.222222222222222</text:p>
          </table:table-cell>
          <table:table-cell table:number-columns-repeated="1013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1" calcext:value-type="float">
            <text:p>241</text:p>
          </table:table-cell>
          <table:table-cell table:style-name="ce3" office:value-type="float" office:value="38" calcext:value-type="float">
            <text:p>38</text:p>
          </table:table-cell>
          <table:table-cell table:formula="of:=[.B7]/([.B7]+[.E7])" office:value-type="float" office:value="0.208333333333333" calcext:value-type="float">
            <text:p>0.208333333333333</text:p>
          </table:table-cell>
          <table:table-cell table:formula="of:=[.C7]/([.C7]+[.D7])" office:value-type="float" office:value="0" calcext:value-type="float">
            <text:p>0</text:p>
          </table:table-cell>
          <table:table-cell table:formula="of:=[.D7]/([.D7]+[.C7])" office:value-type="float" office:value="1" calcext:value-type="float">
            <text:p>1</text:p>
          </table:table-cell>
          <table:table-cell table:formula="of:=[.B7]/([.B7]+[.C7])" office:value-type="float" office:value="1" calcext:value-type="float">
            <text:p>1</text:p>
          </table:table-cell>
          <table:table-cell table:formula="of:=([.B7]+[.D7])/SUM([.B7:.E7])" office:value-type="float" office:value="0.868512110726643" calcext:value-type="float">
            <text:p>0.868512110726643</text:p>
          </table:table-cell>
          <table:table-cell table:formula="of:=2*[.I7]*[.F7]/([.I7]+[.F7])" office:value-type="float" office:value="0.344827586206897" calcext:value-type="float">
            <text:p>0.344827586206897</text:p>
          </table:table-cell>
          <table:table-cell table:number-columns-repeated="1013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2" calcext:value-type="float">
            <text:p>242</text:p>
          </table:table-cell>
          <table:table-cell table:style-name="ce3" office:value-type="float" office:value="42" calcext:value-type="float">
            <text:p>42</text:p>
          </table:table-cell>
          <table:table-cell table:formula="of:=[.B8]/([.B8]+[.E8])" office:value-type="float" office:value="0.125" calcext:value-type="float">
            <text:p>0.125</text:p>
          </table:table-cell>
          <table:table-cell table:formula="of:=[.C8]/([.C8]+[.D8])" office:value-type="float" office:value="0" calcext:value-type="float">
            <text:p>0</text:p>
          </table:table-cell>
          <table:table-cell table:formula="of:=[.D8]/([.D8]+[.C8])" office:value-type="float" office:value="1" calcext:value-type="float">
            <text:p>1</text:p>
          </table:table-cell>
          <table:table-cell table:formula="of:=[.B8]/([.B8]+[.C8])" office:value-type="float" office:value="1" calcext:value-type="float">
            <text:p>1</text:p>
          </table:table-cell>
          <table:table-cell table:formula="of:=([.B8]+[.D8])/SUM([.B8:.E8])" office:value-type="float" office:value="0.855172413793103" calcext:value-type="float">
            <text:p>0.855172413793103</text:p>
          </table:table-cell>
          <table:table-cell table:formula="of:=2*[.I8]*[.F8]/([.I8]+[.F8])" office:value-type="float" office:value="0.222222222222222" calcext:value-type="float">
            <text:p>0.222222222222222</text:p>
          </table:table-cell>
          <table:table-cell table:number-columns-repeated="1013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1" calcext:value-type="float">
            <text:p>241</text:p>
          </table:table-cell>
          <table:table-cell table:style-name="ce3" office:value-type="float" office:value="39" calcext:value-type="float">
            <text:p>39</text:p>
          </table:table-cell>
          <table:table-cell table:formula="of:=[.B9]/([.B9]+[.E9])" office:value-type="float" office:value="0.1875" calcext:value-type="float">
            <text:p>0.1875</text:p>
          </table:table-cell>
          <table:table-cell table:formula="of:=[.C9]/([.C9]+[.D9])" office:value-type="float" office:value="0" calcext:value-type="float">
            <text:p>0</text:p>
          </table:table-cell>
          <table:table-cell table:formula="of:=[.D9]/([.D9]+[.C9])" office:value-type="float" office:value="1" calcext:value-type="float">
            <text:p>1</text:p>
          </table:table-cell>
          <table:table-cell table:formula="of:=[.B9]/([.B9]+[.C9])" office:value-type="float" office:value="1" calcext:value-type="float">
            <text:p>1</text:p>
          </table:table-cell>
          <table:table-cell table:formula="of:=([.B9]+[.D9])/SUM([.B9:.E9])" office:value-type="float" office:value="0.865051903114187" calcext:value-type="float">
            <text:p>0.865051903114187</text:p>
          </table:table-cell>
          <table:table-cell table:formula="of:=2*[.I9]*[.F9]/([.I9]+[.F9])" office:value-type="float" office:value="0.31578947368421" calcext:value-type="float">
            <text:p>0.31578947368421</text:p>
          </table:table-cell>
          <table:table-cell table:number-columns-repeated="1013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1" calcext:value-type="float">
            <text:p>241</text:p>
          </table:table-cell>
          <table:table-cell table:style-name="ce3" office:value-type="float" office:value="43" calcext:value-type="float">
            <text:p>43</text:p>
          </table:table-cell>
          <table:table-cell table:formula="of:=[.B10]/([.B10]+[.E10])" office:value-type="float" office:value="0.104166666666667" calcext:value-type="float">
            <text:p>0.104166666666667</text:p>
          </table:table-cell>
          <table:table-cell table:formula="of:=[.C10]/([.C10]+[.D10])" office:value-type="float" office:value="0" calcext:value-type="float">
            <text:p>0</text:p>
          </table:table-cell>
          <table:table-cell table:formula="of:=[.D10]/([.D10]+[.C10])" office:value-type="float" office:value="1" calcext:value-type="float">
            <text:p>1</text:p>
          </table:table-cell>
          <table:table-cell table:formula="of:=[.B10]/([.B10]+[.C10])" office:value-type="float" office:value="1" calcext:value-type="float">
            <text:p>1</text:p>
          </table:table-cell>
          <table:table-cell table:formula="of:=([.B10]+[.D10])/SUM([.B10:.E10])" office:value-type="float" office:value="0.85121107266436" calcext:value-type="float">
            <text:p>0.85121107266436</text:p>
          </table:table-cell>
          <table:table-cell table:formula="of:=2*[.I10]*[.F10]/([.I10]+[.F10])" office:value-type="float" office:value="0.188679245283019" calcext:value-type="float">
            <text:p>0.188679245283019</text:p>
          </table:table-cell>
          <table:table-cell table:number-columns-repeated="1013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1" calcext:value-type="float">
            <text:p>241</text:p>
          </table:table-cell>
          <table:table-cell table:style-name="ce3" office:value-type="float" office:value="45" calcext:value-type="float">
            <text:p>45</text:p>
          </table:table-cell>
          <table:table-cell table:formula="of:=[.B11]/([.B11]+[.E11])" office:value-type="float" office:value="0.0625" calcext:value-type="float">
            <text:p>0.0625</text:p>
          </table:table-cell>
          <table:table-cell table:formula="of:=[.C11]/([.C11]+[.D11])" office:value-type="float" office:value="0" calcext:value-type="float">
            <text:p>0</text:p>
          </table:table-cell>
          <table:table-cell table:formula="of:=[.D11]/([.D11]+[.C11])" office:value-type="float" office:value="1" calcext:value-type="float">
            <text:p>1</text:p>
          </table:table-cell>
          <table:table-cell table:formula="of:=[.B11]/([.B11]+[.C11])" office:value-type="float" office:value="1" calcext:value-type="float">
            <text:p>1</text:p>
          </table:table-cell>
          <table:table-cell table:formula="of:=([.B11]+[.D11])/SUM([.B11:.E11])" office:value-type="float" office:value="0.844290657439446" calcext:value-type="float">
            <text:p>0.844290657439446</text:p>
          </table:table-cell>
          <table:table-cell table:formula="of:=2*[.I11]*[.F11]/([.I11]+[.F11])" office:value-type="float" office:value="0.117647058823529" calcext:value-type="float">
            <text:p>0.117647058823529</text:p>
          </table:table-cell>
          <table:table-cell table:number-columns-repeated="1013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1" calcext:value-type="float">
            <text:p>241</text:p>
          </table:table-cell>
          <table:table-cell table:style-name="ce3" office:value-type="float" office:value="40" calcext:value-type="float">
            <text:p>40</text:p>
          </table:table-cell>
          <table:table-cell table:formula="of:=[.B12]/([.B12]+[.E12])" office:value-type="float" office:value="0.166666666666667" calcext:value-type="float">
            <text:p>0.166666666666667</text:p>
          </table:table-cell>
          <table:table-cell table:formula="of:=[.C12]/([.C12]+[.D12])" office:value-type="float" office:value="0" calcext:value-type="float">
            <text:p>0</text:p>
          </table:table-cell>
          <table:table-cell table:formula="of:=[.D12]/([.D12]+[.C12])" office:value-type="float" office:value="1" calcext:value-type="float">
            <text:p>1</text:p>
          </table:table-cell>
          <table:table-cell table:formula="of:=[.B12]/([.B12]+[.C12])" office:value-type="float" office:value="1" calcext:value-type="float">
            <text:p>1</text:p>
          </table:table-cell>
          <table:table-cell table:formula="of:=([.B12]+[.D12])/SUM([.B12:.E12])" office:value-type="float" office:value="0.86159169550173" calcext:value-type="float">
            <text:p>0.86159169550173</text:p>
          </table:table-cell>
          <table:table-cell table:formula="of:=2*[.I12]*[.F12]/([.I12]+[.F12])" office:value-type="float" office:value="0.285714285714286" calcext:value-type="float">
            <text:p>0.285714285714286</text:p>
          </table:table-cell>
          <table:table-cell table:number-columns-repeated="1013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2" calcext:value-type="float">
            <text:p>242</text:p>
          </table:table-cell>
          <table:table-cell table:style-name="ce3" office:value-type="float" office:value="48" calcext:value-type="float">
            <text:p>48</text:p>
          </table:table-cell>
          <table:table-cell table:formula="of:=[.B13]/([.B13]+[.E13])" office:value-type="float" office:value="0.0204081632653061" calcext:value-type="float">
            <text:p>0.020408163265306</text:p>
          </table:table-cell>
          <table:table-cell table:formula="of:=[.C13]/([.C13]+[.D13])" office:value-type="float" office:value="0" calcext:value-type="float">
            <text:p>0</text:p>
          </table:table-cell>
          <table:table-cell table:formula="of:=[.D13]/([.D13]+[.C13])" office:value-type="float" office:value="1" calcext:value-type="float">
            <text:p>1</text:p>
          </table:table-cell>
          <table:table-cell table:formula="of:=[.B13]/([.B13]+[.C13])" office:value-type="float" office:value="1" calcext:value-type="float">
            <text:p>1</text:p>
          </table:table-cell>
          <table:table-cell table:formula="of:=([.B13]+[.D13])/SUM([.B13:.E13])" office:value-type="float" office:value="0.835051546391753" calcext:value-type="float">
            <text:p>0.835051546391753</text:p>
          </table:table-cell>
          <table:table-cell table:formula="of:=2*[.I13]*[.F13]/([.I13]+[.F13])" office:value-type="float" office:value="0.04" calcext:value-type="float">
            <text:p>0.04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average=</text:p>
          </table:table-cell>
          <table:table-cell table:style-name="ce2" table:formula="of:=SUM([.A4:.A13])/10" office:value-type="float" office:value="5.5" calcext:value-type="float">
            <text:p>5.5</text:p>
          </table:table-cell>
          <table:table-cell table:style-name="ce2" table:formula="of:=SUM([.B4:.B13])/10" office:value-type="float" office:value="7.1" calcext:value-type="float">
            <text:p>7.1</text:p>
          </table:table-cell>
          <table:table-cell table:style-name="ce2" table:formula="of:=SUM([.C4:.C13])/10" office:value-type="float" office:value="0" calcext:value-type="float">
            <text:p>0</text:p>
          </table:table-cell>
          <table:table-cell table:style-name="ce2" table:formula="of:=SUM([.D4:.D13])/10" office:value-type="float" office:value="241.2" calcext:value-type="float">
            <text:p>241.2</text:p>
          </table:table-cell>
          <table:table-cell table:style-name="ce2" table:formula="of:=SUM([.F4:.F13])/10" office:value-type="float" office:value="0.147874149659864" calcext:value-type="float">
            <text:p>0.147874149659864</text:p>
          </table:table-cell>
          <table:table-cell table:style-name="ce2" table:formula="of:=SUM([.G4:.G13])/10" office:value-type="float" office:value="0" calcext:value-type="float">
            <text:p>0</text:p>
          </table:table-cell>
          <table:table-cell table:style-name="ce2" table:formula="of:=SUM([.H4:.H13])/10" office:value-type="float" office:value="1" calcext:value-type="float">
            <text:p>1</text:p>
          </table:table-cell>
          <table:table-cell table:style-name="ce2" table:formula="of:=SUM([.I4:.I13])/10" office:value-type="float" office:value="1" calcext:value-type="float">
            <text:p>1</text:p>
          </table:table-cell>
          <table:table-cell table:style-name="ce2" table:formula="of:=SUM([.J4:.J13])/10" office:value-type="float" office:value="0.85829575241987" calcext:value-type="float">
            <text:p>0.85829575241987</text:p>
          </table:table-cell>
          <table:table-cell table:style-name="ce2" table:formula="of:=SUM([.K4:.K13])/10" office:value-type="float" office:value="0.250998345008859" calcext:value-type="float">
            <text:p>0.250998345008859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standard deviation=</text:p>
          </table:table-cell>
          <table:table-cell table:style-name="ce2" table:formula="of:=STDEV([.A4:.A13])" office:value-type="float" office:value="3.02765035409749" calcext:value-type="float">
            <text:p>3.02765035409749</text:p>
          </table:table-cell>
          <table:table-cell table:style-name="ce2" table:formula="of:=STDEV([.B4:.B13])" office:value-type="float" office:value="3.5418137224372" calcext:value-type="float">
            <text:p>3.5418137224372</text:p>
          </table:table-cell>
          <table:table-cell table:style-name="ce2" table:formula="of:=STDEV([.C4:.C13])" office:value-type="float" office:value="0" calcext:value-type="float">
            <text:p>0</text:p>
          </table:table-cell>
          <table:table-cell table:style-name="ce2" table:formula="of:=STDEV([.D4:.D13])" office:value-type="float" office:value="0.421637021355784" calcext:value-type="float">
            <text:p>0.421637021355784</text:p>
          </table:table-cell>
          <table:table-cell table:style-name="ce2" table:formula="of:=STDEV([.F4:.F13])" office:value-type="float" office:value="0.0738692259354297" calcext:value-type="float">
            <text:p>0.07386922593543</text:p>
          </table:table-cell>
          <table:table-cell table:style-name="ce2" table:formula="of:=STDEV([.G4:.G13])" office:value-type="float" office:value="0" calcext:value-type="float">
            <text:p>0</text:p>
          </table:table-cell>
          <table:table-cell table:style-name="ce2" table:formula="of:=STDEV([.H4:.H13])" office:value-type="float" office:value="0" calcext:value-type="float">
            <text:p>0</text:p>
          </table:table-cell>
          <table:table-cell table:style-name="ce2" table:formula="of:=STDEV([.I4:.I13])" office:value-type="float" office:value="0" calcext:value-type="float">
            <text:p>0</text:p>
          </table:table-cell>
          <table:table-cell table:style-name="ce2" table:formula="of:=STDEV([.J4:.J13])" office:value-type="float" office:value="0.0126978597562063" calcext:value-type="float">
            <text:p>0.012697859756206</text:p>
          </table:table-cell>
          <table:table-cell table:style-name="ce2" table:formula="of:=STDEV([.K4:.K13])" office:value-type="float" office:value="0.115039434175798" calcext:value-type="float">
            <text:p>0.115039434175798</text:p>
          </table:table-cell>
          <table:table-cell table:number-columns-repeated="101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ocabulary2.txt</text:p>
          </table:table-cell>
          <table:table-cell table:style-name="ce2" office:value-type="string" calcext:value-type="string">
            <text:p>TP</text:p>
          </table:table-cell>
          <table:table-cell table:style-name="ce2" office:value-type="string" calcext:value-type="string">
            <text:p>FP</text:p>
          </table:table-cell>
          <table:table-cell table:style-name="ce2" office:value-type="string" calcext:value-type="string">
            <text:p>TN</text:p>
          </table:table-cell>
          <table:table-cell table:style-name="ce2" office:value-type="string" calcext:value-type="string">
            <text:p>FN</text:p>
          </table:table-cell>
          <table:table-cell table:style-name="ce2" office:value-type="string" calcext:value-type="string">
            <text:p>TPR(Recall)</text:p>
          </table:table-cell>
          <table:table-cell table:style-name="ce2" office:value-type="string" calcext:value-type="string">
            <text:p>FPR</text:p>
          </table:table-cell>
          <table:table-cell table:style-name="ce2" office:value-type="string" calcext:value-type="string">
            <text:p>TNR</text:p>
          </table:table-cell>
          <table:table-cell table:style-name="ce2" office:value-type="string" calcext:value-type="string">
            <text:p>Precision</text:p>
          </table:table-cell>
          <table:table-cell table:style-name="ce2" office:value-type="string" calcext:value-type="string">
            <text:p>Accuracy</text:p>
          </table:table-cell>
          <table:table-cell table:style-name="ce2" office:value-type="string" calcext:value-type="string">
            <text:p>F1</text:p>
          </table:table-cell>
          <table:table-cell table:style-name="ce2" table:number-columns-repeated="1013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1" calcext:value-type="float">
            <text:p>241</text:p>
          </table:table-cell>
          <table:table-cell table:style-name="ce3" office:value-type="float" office:value="35" calcext:value-type="float">
            <text:p>35</text:p>
          </table:table-cell>
          <table:table-cell table:formula="of:=[.B21]/([.B21]+[.E21])" office:value-type="float" office:value="0.270833333333333" calcext:value-type="float">
            <text:p>0.270833333333333</text:p>
          </table:table-cell>
          <table:table-cell table:formula="of:=[.C21]/([.C21]+[.D21])" office:value-type="float" office:value="0" calcext:value-type="float">
            <text:p>0</text:p>
          </table:table-cell>
          <table:table-cell table:formula="of:=[.D21]/([.D21]+[.C21])" office:value-type="float" office:value="1" calcext:value-type="float">
            <text:p>1</text:p>
          </table:table-cell>
          <table:table-cell table:formula="of:=[.B21]/([.B21]+[.C21])" office:value-type="float" office:value="1" calcext:value-type="float">
            <text:p>1</text:p>
          </table:table-cell>
          <table:table-cell table:formula="of:=([.B21]+[.D21])/SUM([.B21:.E21])" office:value-type="float" office:value="0.878892733564014" calcext:value-type="float">
            <text:p>0.878892733564014</text:p>
          </table:table-cell>
          <table:table-cell table:formula="of:=2*[.I21]*[.F21]/([.I21]+[.F21])" office:value-type="float" office:value="0.426229508196721" calcext:value-type="float">
            <text:p>0.426229508196721</text:p>
          </table:table-cell>
          <table:table-cell table:number-columns-repeated="1013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1" calcext:value-type="float">
            <text:p>241</text:p>
          </table:table-cell>
          <table:table-cell table:style-name="ce3" office:value-type="float" office:value="32" calcext:value-type="float">
            <text:p>32</text:p>
          </table:table-cell>
          <table:table-cell table:formula="of:=[.B22]/([.B22]+[.E22])" office:value-type="float" office:value="0.333333333333333" calcext:value-type="float">
            <text:p>0.333333333333333</text:p>
          </table:table-cell>
          <table:table-cell table:formula="of:=[.C22]/([.C22]+[.D22])" office:value-type="float" office:value="0" calcext:value-type="float">
            <text:p>0</text:p>
          </table:table-cell>
          <table:table-cell table:formula="of:=[.D22]/([.D22]+[.C22])" office:value-type="float" office:value="1" calcext:value-type="float">
            <text:p>1</text:p>
          </table:table-cell>
          <table:table-cell table:formula="of:=[.B22]/([.B22]+[.C22])" office:value-type="float" office:value="1" calcext:value-type="float">
            <text:p>1</text:p>
          </table:table-cell>
          <table:table-cell table:formula="of:=([.B22]+[.D22])/SUM([.B22:.E22])" office:value-type="float" office:value="0.889273356401384" calcext:value-type="float">
            <text:p>0.889273356401384</text:p>
          </table:table-cell>
          <table:table-cell table:formula="of:=2*[.I22]*[.F22]/([.I22]+[.F22])" office:value-type="float" office:value="0.5" calcext:value-type="float">
            <text:p>0.5</text:p>
          </table:table-cell>
          <table:table-cell table:number-columns-repeated="1013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1" calcext:value-type="float">
            <text:p>241</text:p>
          </table:table-cell>
          <table:table-cell table:style-name="ce3" office:value-type="float" office:value="42" calcext:value-type="float">
            <text:p>42</text:p>
          </table:table-cell>
          <table:table-cell table:formula="of:=[.B23]/([.B23]+[.E23])" office:value-type="float" office:value="0.125" calcext:value-type="float">
            <text:p>0.125</text:p>
          </table:table-cell>
          <table:table-cell table:formula="of:=[.C23]/([.C23]+[.D23])" office:value-type="float" office:value="0" calcext:value-type="float">
            <text:p>0</text:p>
          </table:table-cell>
          <table:table-cell table:formula="of:=[.D23]/([.D23]+[.C23])" office:value-type="float" office:value="1" calcext:value-type="float">
            <text:p>1</text:p>
          </table:table-cell>
          <table:table-cell table:formula="of:=[.B23]/([.B23]+[.C23])" office:value-type="float" office:value="1" calcext:value-type="float">
            <text:p>1</text:p>
          </table:table-cell>
          <table:table-cell table:formula="of:=([.B23]+[.D23])/SUM([.B23:.E23])" office:value-type="float" office:value="0.854671280276817" calcext:value-type="float">
            <text:p>0.854671280276817</text:p>
          </table:table-cell>
          <table:table-cell table:formula="of:=2*[.I23]*[.F23]/([.I23]+[.F23])" office:value-type="float" office:value="0.222222222222222" calcext:value-type="float">
            <text:p>0.222222222222222</text:p>
          </table:table-cell>
          <table:table-cell table:number-columns-repeated="1013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1" calcext:value-type="float">
            <text:p>241</text:p>
          </table:table-cell>
          <table:table-cell table:style-name="ce3" office:value-type="float" office:value="37" calcext:value-type="float">
            <text:p>37</text:p>
          </table:table-cell>
          <table:table-cell table:formula="of:=[.B24]/([.B24]+[.E24])" office:value-type="float" office:value="0.229166666666667" calcext:value-type="float">
            <text:p>0.229166666666667</text:p>
          </table:table-cell>
          <table:table-cell table:formula="of:=[.C24]/([.C24]+[.D24])" office:value-type="float" office:value="0" calcext:value-type="float">
            <text:p>0</text:p>
          </table:table-cell>
          <table:table-cell table:formula="of:=[.D24]/([.D24]+[.C24])" office:value-type="float" office:value="1" calcext:value-type="float">
            <text:p>1</text:p>
          </table:table-cell>
          <table:table-cell table:formula="of:=[.B24]/([.B24]+[.C24])" office:value-type="float" office:value="1" calcext:value-type="float">
            <text:p>1</text:p>
          </table:table-cell>
          <table:table-cell table:formula="of:=([.B24]+[.D24])/SUM([.B24:.E24])" office:value-type="float" office:value="0.8719723183391" calcext:value-type="float">
            <text:p>0.8719723183391</text:p>
          </table:table-cell>
          <table:table-cell table:formula="of:=2*[.I24]*[.F24]/([.I24]+[.F24])" office:value-type="float" office:value="0.372881355932203" calcext:value-type="float">
            <text:p>0.372881355932203</text:p>
          </table:table-cell>
          <table:table-cell table:number-columns-repeated="1013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2" calcext:value-type="float">
            <text:p>242</text:p>
          </table:table-cell>
          <table:table-cell table:style-name="ce3" office:value-type="float" office:value="40" calcext:value-type="float">
            <text:p>40</text:p>
          </table:table-cell>
          <table:table-cell table:formula="of:=[.B25]/([.B25]+[.E25])" office:value-type="float" office:value="0.166666666666667" calcext:value-type="float">
            <text:p>0.166666666666667</text:p>
          </table:table-cell>
          <table:table-cell table:formula="of:=[.C25]/([.C25]+[.D25])" office:value-type="float" office:value="0" calcext:value-type="float">
            <text:p>0</text:p>
          </table:table-cell>
          <table:table-cell table:formula="of:=[.D25]/([.D25]+[.C25])" office:value-type="float" office:value="1" calcext:value-type="float">
            <text:p>1</text:p>
          </table:table-cell>
          <table:table-cell table:formula="of:=[.B25]/([.B25]+[.C25])" office:value-type="float" office:value="1" calcext:value-type="float">
            <text:p>1</text:p>
          </table:table-cell>
          <table:table-cell table:formula="of:=([.B25]+[.D25])/SUM([.B25:.E25])" office:value-type="float" office:value="0.862068965517241" calcext:value-type="float">
            <text:p>0.862068965517241</text:p>
          </table:table-cell>
          <table:table-cell table:formula="of:=2*[.I25]*[.F25]/([.I25]+[.F25])" office:value-type="float" office:value="0.285714285714286" calcext:value-type="float">
            <text:p>0.285714285714286</text:p>
          </table:table-cell>
          <table:table-cell table:number-columns-repeated="1013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1" calcext:value-type="float">
            <text:p>241</text:p>
          </table:table-cell>
          <table:table-cell table:style-name="ce3" office:value-type="float" office:value="40" calcext:value-type="float">
            <text:p>40</text:p>
          </table:table-cell>
          <table:table-cell table:formula="of:=[.B26]/([.B26]+[.E26])" office:value-type="float" office:value="0.166666666666667" calcext:value-type="float">
            <text:p>0.166666666666667</text:p>
          </table:table-cell>
          <table:table-cell table:formula="of:=[.C26]/([.C26]+[.D26])" office:value-type="float" office:value="0" calcext:value-type="float">
            <text:p>0</text:p>
          </table:table-cell>
          <table:table-cell table:formula="of:=[.D26]/([.D26]+[.C26])" office:value-type="float" office:value="1" calcext:value-type="float">
            <text:p>1</text:p>
          </table:table-cell>
          <table:table-cell table:formula="of:=[.B26]/([.B26]+[.C26])" office:value-type="float" office:value="1" calcext:value-type="float">
            <text:p>1</text:p>
          </table:table-cell>
          <table:table-cell table:formula="of:=([.B26]+[.D26])/SUM([.B26:.E26])" office:value-type="float" office:value="0.86159169550173" calcext:value-type="float">
            <text:p>0.86159169550173</text:p>
          </table:table-cell>
          <table:table-cell table:formula="of:=2*[.I26]*[.F26]/([.I26]+[.F26])" office:value-type="float" office:value="0.285714285714286" calcext:value-type="float">
            <text:p>0.285714285714286</text:p>
          </table:table-cell>
          <table:table-cell table:number-columns-repeated="1013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1" calcext:value-type="float">
            <text:p>241</text:p>
          </table:table-cell>
          <table:table-cell table:style-name="ce3" office:value-type="float" office:value="44" calcext:value-type="float">
            <text:p>44</text:p>
          </table:table-cell>
          <table:table-cell table:formula="of:=[.B27]/([.B27]+[.E27])" office:value-type="float" office:value="0.0833333333333333" calcext:value-type="float">
            <text:p>0.083333333333333</text:p>
          </table:table-cell>
          <table:table-cell table:formula="of:=[.C27]/([.C27]+[.D27])" office:value-type="float" office:value="0" calcext:value-type="float">
            <text:p>0</text:p>
          </table:table-cell>
          <table:table-cell table:formula="of:=[.D27]/([.D27]+[.C27])" office:value-type="float" office:value="1" calcext:value-type="float">
            <text:p>1</text:p>
          </table:table-cell>
          <table:table-cell table:formula="of:=[.B27]/([.B27]+[.C27])" office:value-type="float" office:value="1" calcext:value-type="float">
            <text:p>1</text:p>
          </table:table-cell>
          <table:table-cell table:formula="of:=([.B27]+[.D27])/SUM([.B27:.E27])" office:value-type="float" office:value="0.847750865051903" calcext:value-type="float">
            <text:p>0.847750865051903</text:p>
          </table:table-cell>
          <table:table-cell table:formula="of:=2*[.I27]*[.F27]/([.I27]+[.F27])" office:value-type="float" office:value="0.153846153846154" calcext:value-type="float">
            <text:p>0.153846153846154</text:p>
          </table:table-cell>
          <table:table-cell table:number-columns-repeated="1013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1" calcext:value-type="float">
            <text:p>241</text:p>
          </table:table-cell>
          <table:table-cell table:style-name="ce3" office:value-type="float" office:value="44" calcext:value-type="float">
            <text:p>44</text:p>
          </table:table-cell>
          <table:table-cell table:formula="of:=[.B28]/([.B28]+[.E28])" office:value-type="float" office:value="0.0833333333333333" calcext:value-type="float">
            <text:p>0.083333333333333</text:p>
          </table:table-cell>
          <table:table-cell table:formula="of:=[.C28]/([.C28]+[.D28])" office:value-type="float" office:value="0" calcext:value-type="float">
            <text:p>0</text:p>
          </table:table-cell>
          <table:table-cell table:formula="of:=[.D28]/([.D28]+[.C28])" office:value-type="float" office:value="1" calcext:value-type="float">
            <text:p>1</text:p>
          </table:table-cell>
          <table:table-cell table:formula="of:=[.B28]/([.B28]+[.C28])" office:value-type="float" office:value="1" calcext:value-type="float">
            <text:p>1</text:p>
          </table:table-cell>
          <table:table-cell table:formula="of:=([.B28]+[.D28])/SUM([.B28:.E28])" office:value-type="float" office:value="0.847750865051903" calcext:value-type="float">
            <text:p>0.847750865051903</text:p>
          </table:table-cell>
          <table:table-cell table:formula="of:=2*[.I28]*[.F28]/([.I28]+[.F28])" office:value-type="float" office:value="0.153846153846154" calcext:value-type="float">
            <text:p>0.153846153846154</text:p>
          </table:table-cell>
          <table:table-cell table:number-columns-repeated="1013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1" calcext:value-type="float">
            <text:p>241</text:p>
          </table:table-cell>
          <table:table-cell table:style-name="ce3" office:value-type="float" office:value="36" calcext:value-type="float">
            <text:p>36</text:p>
          </table:table-cell>
          <table:table-cell table:formula="of:=[.B29]/([.B29]+[.E29])" office:value-type="float" office:value="0.25" calcext:value-type="float">
            <text:p>0.25</text:p>
          </table:table-cell>
          <table:table-cell table:formula="of:=[.C29]/([.C29]+[.D29])" office:value-type="float" office:value="0" calcext:value-type="float">
            <text:p>0</text:p>
          </table:table-cell>
          <table:table-cell table:formula="of:=[.D29]/([.D29]+[.C29])" office:value-type="float" office:value="1" calcext:value-type="float">
            <text:p>1</text:p>
          </table:table-cell>
          <table:table-cell table:formula="of:=[.B29]/([.B29]+[.C29])" office:value-type="float" office:value="1" calcext:value-type="float">
            <text:p>1</text:p>
          </table:table-cell>
          <table:table-cell table:formula="of:=([.B29]+[.D29])/SUM([.B29:.E29])" office:value-type="float" office:value="0.875432525951557" calcext:value-type="float">
            <text:p>0.875432525951557</text:p>
          </table:table-cell>
          <table:table-cell table:formula="of:=2*[.I29]*[.F29]/([.I29]+[.F29])" office:value-type="float" office:value="0.4" calcext:value-type="float">
            <text:p>0.4</text:p>
          </table:table-cell>
          <table:table-cell table:number-columns-repeated="1013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2" calcext:value-type="float">
            <text:p>242</text:p>
          </table:table-cell>
          <table:table-cell table:style-name="ce3" office:value-type="float" office:value="46" calcext:value-type="float">
            <text:p>46</text:p>
          </table:table-cell>
          <table:table-cell table:formula="of:=[.B30]/([.B30]+[.E30])" office:value-type="float" office:value="0.0612244897959184" calcext:value-type="float">
            <text:p>0.061224489795918</text:p>
          </table:table-cell>
          <table:table-cell table:formula="of:=[.C30]/([.C30]+[.D30])" office:value-type="float" office:value="0" calcext:value-type="float">
            <text:p>0</text:p>
          </table:table-cell>
          <table:table-cell table:formula="of:=[.D30]/([.D30]+[.C30])" office:value-type="float" office:value="1" calcext:value-type="float">
            <text:p>1</text:p>
          </table:table-cell>
          <table:table-cell table:formula="of:=[.B30]/([.B30]+[.C30])" office:value-type="float" office:value="1" calcext:value-type="float">
            <text:p>1</text:p>
          </table:table-cell>
          <table:table-cell table:formula="of:=([.B30]+[.D30])/SUM([.B30:.E30])" office:value-type="float" office:value="0.84192439862543" calcext:value-type="float">
            <text:p>0.84192439862543</text:p>
          </table:table-cell>
          <table:table-cell table:formula="of:=2*[.I30]*[.F30]/([.I30]+[.F30])" office:value-type="float" office:value="0.115384615384615" calcext:value-type="float">
            <text:p>0.115384615384615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average=</text:p>
          </table:table-cell>
          <table:table-cell table:style-name="ce2" table:formula="of:=SUM([.A21:.A30])/10" office:value-type="float" office:value="5.5" calcext:value-type="float">
            <text:p>5.5</text:p>
          </table:table-cell>
          <table:table-cell table:style-name="ce2" table:formula="of:=SUM([.B21:.B30])/10" office:value-type="float" office:value="8.5" calcext:value-type="float">
            <text:p>8.5</text:p>
          </table:table-cell>
          <table:table-cell table:style-name="ce2" table:formula="of:=SUM([.C21:.C30])/10" office:value-type="float" office:value="0" calcext:value-type="float">
            <text:p>0</text:p>
          </table:table-cell>
          <table:table-cell table:style-name="ce2" table:formula="of:=SUM([.D21:.D30])/10" office:value-type="float" office:value="241.2" calcext:value-type="float">
            <text:p>241.2</text:p>
          </table:table-cell>
          <table:table-cell table:style-name="ce2" table:formula="of:=SUM([.F21:.F30])/10" office:value-type="float" office:value="0.176955782312925" calcext:value-type="float">
            <text:p>0.176955782312925</text:p>
          </table:table-cell>
          <table:table-cell table:style-name="ce2" table:formula="of:=SUM([.G21:.G30])/10" office:value-type="float" office:value="0" calcext:value-type="float">
            <text:p>0</text:p>
          </table:table-cell>
          <table:table-cell table:style-name="ce2" table:formula="of:=SUM([.H21:.H30])/10" office:value-type="float" office:value="1" calcext:value-type="float">
            <text:p>1</text:p>
          </table:table-cell>
          <table:table-cell table:style-name="ce2" table:formula="of:=SUM([.I21:.I30])/10" office:value-type="float" office:value="1" calcext:value-type="float">
            <text:p>1</text:p>
          </table:table-cell>
          <table:table-cell table:style-name="ce2" table:formula="of:=SUM([.J21:.J30])/10" office:value-type="float" office:value="0.863132900428108" calcext:value-type="float">
            <text:p>0.863132900428108</text:p>
          </table:table-cell>
          <table:table-cell table:style-name="ce2" table:formula="of:=SUM([.K21:.K30])/10" office:value-type="float" office:value="0.291583858085664" calcext:value-type="float">
            <text:p>0.291583858085664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standard deviation=</text:p>
          </table:table-cell>
          <table:table-cell table:style-name="ce2" table:formula="of:=STDEV([.A21:.A30])" office:value-type="float" office:value="3.02765035409749" calcext:value-type="float">
            <text:p>3.02765035409749</text:p>
          </table:table-cell>
          <table:table-cell table:style-name="ce2" table:formula="of:=STDEV([.B21:.B30])" office:value-type="float" office:value="4.37797517885457" calcext:value-type="float">
            <text:p>4.37797517885457</text:p>
          </table:table-cell>
          <table:table-cell table:style-name="ce2" table:formula="of:=STDEV([.C21:.C30])" office:value-type="float" office:value="0" calcext:value-type="float">
            <text:p>0</text:p>
          </table:table-cell>
          <table:table-cell table:style-name="ce2" table:formula="of:=STDEV([.D21:.D30])" office:value-type="float" office:value="0.421637021355784" calcext:value-type="float">
            <text:p>0.421637021355784</text:p>
          </table:table-cell>
          <table:table-cell table:style-name="ce2" table:formula="of:=STDEV([.F21:.F30])" office:value-type="float" office:value="0.0913865783496364" calcext:value-type="float">
            <text:p>0.091386578349636</text:p>
          </table:table-cell>
          <table:table-cell table:style-name="ce2" table:formula="of:=STDEV([.G21:.G30])" office:value-type="float" office:value="0" calcext:value-type="float">
            <text:p>0</text:p>
          </table:table-cell>
          <table:table-cell table:style-name="ce2" table:formula="of:=STDEV([.H21:.H30])" office:value-type="float" office:value="0" calcext:value-type="float">
            <text:p>0</text:p>
          </table:table-cell>
          <table:table-cell table:style-name="ce2" table:formula="of:=STDEV([.I21:.I30])" office:value-type="float" office:value="0" calcext:value-type="float">
            <text:p>0</text:p>
          </table:table-cell>
          <table:table-cell table:style-name="ce2" table:formula="of:=STDEV([.J21:.J30])" office:value-type="float" office:value="0.0154891816548514" calcext:value-type="float">
            <text:p>0.015489181654851</text:p>
          </table:table-cell>
          <table:table-cell table:style-name="ce2" table:formula="of:=STDEV([.K21:.K30])" office:value-type="float" office:value="0.130724284084245" calcext:value-type="float">
            <text:p>0.130724284084245</text:p>
          </table:table-cell>
          <table:table-cell table:number-columns-repeated="1013"/>
        </table:table-row>
        <table:table-row table:style-name="ro1" table:number-rows-repeated="2">
          <table:table-cell table:number-columns-repeated="6"/>
          <table:table-cell table:style-name="ce2" table:number-columns-repeated="5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ocabulary3.txt</text:p>
          </table:table-cell>
          <table:table-cell table:style-name="ce2" office:value-type="string" calcext:value-type="string">
            <text:p>TP</text:p>
          </table:table-cell>
          <table:table-cell table:style-name="ce2" office:value-type="string" calcext:value-type="string">
            <text:p>FP</text:p>
          </table:table-cell>
          <table:table-cell table:style-name="ce2" office:value-type="string" calcext:value-type="string">
            <text:p>TN</text:p>
          </table:table-cell>
          <table:table-cell table:style-name="ce2" office:value-type="string" calcext:value-type="string">
            <text:p>FN</text:p>
          </table:table-cell>
          <table:table-cell table:style-name="ce2" office:value-type="string" calcext:value-type="string">
            <text:p>TPR(Recall)</text:p>
          </table:table-cell>
          <table:table-cell table:style-name="ce2" office:value-type="string" calcext:value-type="string">
            <text:p>FPR</text:p>
          </table:table-cell>
          <table:table-cell table:style-name="ce2" office:value-type="string" calcext:value-type="string">
            <text:p>TNR</text:p>
          </table:table-cell>
          <table:table-cell table:style-name="ce2" office:value-type="string" calcext:value-type="string">
            <text:p>Precision</text:p>
          </table:table-cell>
          <table:table-cell table:style-name="ce2" office:value-type="string" calcext:value-type="string">
            <text:p>Accuracy</text:p>
          </table:table-cell>
          <table:table-cell table:style-name="ce2" office:value-type="string" calcext:value-type="string">
            <text:p>F1</text:p>
          </table:table-cell>
          <table:table-cell table:style-name="ce2"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33" calcext:value-type="float">
            <text:p>33</text:p>
          </table:table-cell>
          <table:table-cell table:formula="of:=[.B37]/([.B37]+[.E37])" office:value-type="float" office:value="0.3125" calcext:value-type="float">
            <text:p>0.3125</text:p>
          </table:table-cell>
          <table:table-cell table:formula="of:=[.C37]/([.C37]+[.D37])" office:value-type="float" office:value="0" calcext:value-type="float">
            <text:p>0</text:p>
          </table:table-cell>
          <table:table-cell table:formula="of:=[.D37]/([.D37]+[.C37])" office:value-type="float" office:value="1" calcext:value-type="float">
            <text:p>1</text:p>
          </table:table-cell>
          <table:table-cell table:formula="of:=[.B37]/([.B37]+[.C37])" office:value-type="float" office:value="1" calcext:value-type="float">
            <text:p>1</text:p>
          </table:table-cell>
          <table:table-cell table:formula="of:=([.B37]+[.D37])/SUM([.B37:.E37])" office:value-type="float" office:value="0.885813148788927" calcext:value-type="float">
            <text:p>0.885813148788927</text:p>
          </table:table-cell>
          <table:table-cell table:formula="of:=2*[.I37]*[.F37]/([.I37]+[.F37])" office:value-type="float" office:value="0.476190476190476" calcext:value-type="float">
            <text:p>0.476190476190476</text:p>
          </table:table-cell>
          <table:table-cell table:number-columns-repeated="10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31" calcext:value-type="float">
            <text:p>31</text:p>
          </table:table-cell>
          <table:table-cell table:formula="of:=[.B38]/([.B38]+[.E38])" office:value-type="float" office:value="0.354166666666667" calcext:value-type="float">
            <text:p>0.354166666666667</text:p>
          </table:table-cell>
          <table:table-cell table:formula="of:=[.C38]/([.C38]+[.D38])" office:value-type="float" office:value="0" calcext:value-type="float">
            <text:p>0</text:p>
          </table:table-cell>
          <table:table-cell table:formula="of:=[.D38]/([.D38]+[.C38])" office:value-type="float" office:value="1" calcext:value-type="float">
            <text:p>1</text:p>
          </table:table-cell>
          <table:table-cell table:formula="of:=[.B38]/([.B38]+[.C38])" office:value-type="float" office:value="1" calcext:value-type="float">
            <text:p>1</text:p>
          </table:table-cell>
          <table:table-cell table:formula="of:=([.B38]+[.D38])/SUM([.B38:.E38])" office:value-type="float" office:value="0.892733564013841" calcext:value-type="float">
            <text:p>0.892733564013841</text:p>
          </table:table-cell>
          <table:table-cell table:formula="of:=2*[.I38]*[.F38]/([.I38]+[.F38])" office:value-type="float" office:value="0.523076923076923" calcext:value-type="float">
            <text:p>0.523076923076923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41" calcext:value-type="float">
            <text:p>41</text:p>
          </table:table-cell>
          <table:table-cell table:formula="of:=[.B39]/([.B39]+[.E39])" office:value-type="float" office:value="0.145833333333333" calcext:value-type="float">
            <text:p>0.145833333333333</text:p>
          </table:table-cell>
          <table:table-cell table:formula="of:=[.C39]/([.C39]+[.D39])" office:value-type="float" office:value="0" calcext:value-type="float">
            <text:p>0</text:p>
          </table:table-cell>
          <table:table-cell table:formula="of:=[.D39]/([.D39]+[.C39])" office:value-type="float" office:value="1" calcext:value-type="float">
            <text:p>1</text:p>
          </table:table-cell>
          <table:table-cell table:formula="of:=[.B39]/([.B39]+[.C39])" office:value-type="float" office:value="1" calcext:value-type="float">
            <text:p>1</text:p>
          </table:table-cell>
          <table:table-cell table:formula="of:=([.B39]+[.D39])/SUM([.B39:.E39])" office:value-type="float" office:value="0.858131487889273" calcext:value-type="float">
            <text:p>0.858131487889273</text:p>
          </table:table-cell>
          <table:table-cell table:formula="of:=2*[.I39]*[.F39]/([.I39]+[.F39])" office:value-type="float" office:value="0.254545454545455" calcext:value-type="float">
            <text:p>0.254545454545455</text:p>
          </table:table-cell>
          <table:table-cell table:number-columns-repeated="10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37" calcext:value-type="float">
            <text:p>37</text:p>
          </table:table-cell>
          <table:table-cell table:formula="of:=[.B40]/([.B40]+[.E40])" office:value-type="float" office:value="0.229166666666667" calcext:value-type="float">
            <text:p>0.229166666666667</text:p>
          </table:table-cell>
          <table:table-cell table:formula="of:=[.C40]/([.C40]+[.D40])" office:value-type="float" office:value="0" calcext:value-type="float">
            <text:p>0</text:p>
          </table:table-cell>
          <table:table-cell table:formula="of:=[.D40]/([.D40]+[.C40])" office:value-type="float" office:value="1" calcext:value-type="float">
            <text:p>1</text:p>
          </table:table-cell>
          <table:table-cell table:formula="of:=[.B40]/([.B40]+[.C40])" office:value-type="float" office:value="1" calcext:value-type="float">
            <text:p>1</text:p>
          </table:table-cell>
          <table:table-cell table:formula="of:=([.B40]+[.D40])/SUM([.B40:.E40])" office:value-type="float" office:value="0.8719723183391" calcext:value-type="float">
            <text:p>0.8719723183391</text:p>
          </table:table-cell>
          <table:table-cell table:formula="of:=2*[.I40]*[.F40]/([.I40]+[.F40])" office:value-type="float" office:value="0.372881355932203" calcext:value-type="float">
            <text:p>0.372881355932203</text:p>
          </table:table-cell>
          <table:table-cell table:number-columns-repeated="101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40" calcext:value-type="float">
            <text:p>40</text:p>
          </table:table-cell>
          <table:table-cell table:formula="of:=[.B41]/([.B41]+[.E41])" office:value-type="float" office:value="0.166666666666667" calcext:value-type="float">
            <text:p>0.166666666666667</text:p>
          </table:table-cell>
          <table:table-cell table:formula="of:=[.C41]/([.C41]+[.D41])" office:value-type="float" office:value="0" calcext:value-type="float">
            <text:p>0</text:p>
          </table:table-cell>
          <table:table-cell table:formula="of:=[.D41]/([.D41]+[.C41])" office:value-type="float" office:value="1" calcext:value-type="float">
            <text:p>1</text:p>
          </table:table-cell>
          <table:table-cell table:formula="of:=[.B41]/([.B41]+[.C41])" office:value-type="float" office:value="1" calcext:value-type="float">
            <text:p>1</text:p>
          </table:table-cell>
          <table:table-cell table:formula="of:=([.B41]+[.D41])/SUM([.B41:.E41])" office:value-type="float" office:value="0.862068965517241" calcext:value-type="float">
            <text:p>0.862068965517241</text:p>
          </table:table-cell>
          <table:table-cell table:formula="of:=2*[.I41]*[.F41]/([.I41]+[.F41])" office:value-type="float" office:value="0.285714285714286" calcext:value-type="float">
            <text:p>0.285714285714286</text:p>
          </table:table-cell>
          <table:table-cell table:number-columns-repeated="101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39" calcext:value-type="float">
            <text:p>39</text:p>
          </table:table-cell>
          <table:table-cell table:formula="of:=[.B42]/([.B42]+[.E42])" office:value-type="float" office:value="0.1875" calcext:value-type="float">
            <text:p>0.1875</text:p>
          </table:table-cell>
          <table:table-cell table:formula="of:=[.C42]/([.C42]+[.D42])" office:value-type="float" office:value="0" calcext:value-type="float">
            <text:p>0</text:p>
          </table:table-cell>
          <table:table-cell table:formula="of:=[.D42]/([.D42]+[.C42])" office:value-type="float" office:value="1" calcext:value-type="float">
            <text:p>1</text:p>
          </table:table-cell>
          <table:table-cell table:formula="of:=[.B42]/([.B42]+[.C42])" office:value-type="float" office:value="1" calcext:value-type="float">
            <text:p>1</text:p>
          </table:table-cell>
          <table:table-cell table:formula="of:=([.B42]+[.D42])/SUM([.B42:.E42])" office:value-type="float" office:value="0.865051903114187" calcext:value-type="float">
            <text:p>0.865051903114187</text:p>
          </table:table-cell>
          <table:table-cell table:formula="of:=2*[.I42]*[.F42]/([.I42]+[.F42])" office:value-type="float" office:value="0.31578947368421" calcext:value-type="float">
            <text:p>0.31578947368421</text:p>
          </table:table-cell>
          <table:table-cell table:number-columns-repeated="101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43" calcext:value-type="float">
            <text:p>43</text:p>
          </table:table-cell>
          <table:table-cell table:formula="of:=[.B43]/([.B43]+[.E43])" office:value-type="float" office:value="0.104166666666667" calcext:value-type="float">
            <text:p>0.104166666666667</text:p>
          </table:table-cell>
          <table:table-cell table:formula="of:=[.C43]/([.C43]+[.D43])" office:value-type="float" office:value="0" calcext:value-type="float">
            <text:p>0</text:p>
          </table:table-cell>
          <table:table-cell table:formula="of:=[.D43]/([.D43]+[.C43])" office:value-type="float" office:value="1" calcext:value-type="float">
            <text:p>1</text:p>
          </table:table-cell>
          <table:table-cell table:formula="of:=[.B43]/([.B43]+[.C43])" office:value-type="float" office:value="1" calcext:value-type="float">
            <text:p>1</text:p>
          </table:table-cell>
          <table:table-cell table:formula="of:=([.B43]+[.D43])/SUM([.B43:.E43])" office:value-type="float" office:value="0.85121107266436" calcext:value-type="float">
            <text:p>0.85121107266436</text:p>
          </table:table-cell>
          <table:table-cell table:formula="of:=2*[.I43]*[.F43]/([.I43]+[.F43])" office:value-type="float" office:value="0.188679245283019" calcext:value-type="float">
            <text:p>0.188679245283019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40" calcext:value-type="float">
            <text:p>40</text:p>
          </table:table-cell>
          <table:table-cell table:formula="of:=[.B44]/([.B44]+[.E44])" office:value-type="float" office:value="0.166666666666667" calcext:value-type="float">
            <text:p>0.166666666666667</text:p>
          </table:table-cell>
          <table:table-cell table:formula="of:=[.C44]/([.C44]+[.D44])" office:value-type="float" office:value="0" calcext:value-type="float">
            <text:p>0</text:p>
          </table:table-cell>
          <table:table-cell table:formula="of:=[.D44]/([.D44]+[.C44])" office:value-type="float" office:value="1" calcext:value-type="float">
            <text:p>1</text:p>
          </table:table-cell>
          <table:table-cell table:formula="of:=[.B44]/([.B44]+[.C44])" office:value-type="float" office:value="1" calcext:value-type="float">
            <text:p>1</text:p>
          </table:table-cell>
          <table:table-cell table:formula="of:=([.B44]+[.D44])/SUM([.B44:.E44])" office:value-type="float" office:value="0.86159169550173" calcext:value-type="float">
            <text:p>0.86159169550173</text:p>
          </table:table-cell>
          <table:table-cell table:formula="of:=2*[.I44]*[.F44]/([.I44]+[.F44])" office:value-type="float" office:value="0.285714285714286" calcext:value-type="float">
            <text:p>0.285714285714286</text:p>
          </table:table-cell>
          <table:table-cell table:number-columns-repeated="101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35" calcext:value-type="float">
            <text:p>35</text:p>
          </table:table-cell>
          <table:table-cell table:formula="of:=[.B45]/([.B45]+[.E45])" office:value-type="float" office:value="0.270833333333333" calcext:value-type="float">
            <text:p>0.270833333333333</text:p>
          </table:table-cell>
          <table:table-cell table:formula="of:=[.C45]/([.C45]+[.D45])" office:value-type="float" office:value="0" calcext:value-type="float">
            <text:p>0</text:p>
          </table:table-cell>
          <table:table-cell table:formula="of:=[.D45]/([.D45]+[.C45])" office:value-type="float" office:value="1" calcext:value-type="float">
            <text:p>1</text:p>
          </table:table-cell>
          <table:table-cell table:formula="of:=[.B45]/([.B45]+[.C45])" office:value-type="float" office:value="1" calcext:value-type="float">
            <text:p>1</text:p>
          </table:table-cell>
          <table:table-cell table:formula="of:=([.B45]+[.D45])/SUM([.B45:.E45])" office:value-type="float" office:value="0.878892733564014" calcext:value-type="float">
            <text:p>0.878892733564014</text:p>
          </table:table-cell>
          <table:table-cell table:formula="of:=2*[.I45]*[.F45]/([.I45]+[.F45])" office:value-type="float" office:value="0.426229508196721" calcext:value-type="float">
            <text:p>0.426229508196721</text:p>
          </table:table-cell>
          <table:table-cell table:number-columns-repeated="101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44" calcext:value-type="float">
            <text:p>44</text:p>
          </table:table-cell>
          <table:table-cell table:formula="of:=[.B46]/([.B46]+[.E46])" office:value-type="float" office:value="0.102040816326531" calcext:value-type="float">
            <text:p>0.102040816326531</text:p>
          </table:table-cell>
          <table:table-cell table:formula="of:=[.C46]/([.C46]+[.D46])" office:value-type="float" office:value="0" calcext:value-type="float">
            <text:p>0</text:p>
          </table:table-cell>
          <table:table-cell table:formula="of:=[.D46]/([.D46]+[.C46])" office:value-type="float" office:value="1" calcext:value-type="float">
            <text:p>1</text:p>
          </table:table-cell>
          <table:table-cell table:formula="of:=[.B46]/([.B46]+[.C46])" office:value-type="float" office:value="1" calcext:value-type="float">
            <text:p>1</text:p>
          </table:table-cell>
          <table:table-cell table:formula="of:=([.B46]+[.D46])/SUM([.B46:.E46])" office:value-type="float" office:value="0.848797250859107" calcext:value-type="float">
            <text:p>0.848797250859107</text:p>
          </table:table-cell>
          <table:table-cell table:formula="of:=2*[.I46]*[.F46]/([.I46]+[.F46])" office:value-type="float" office:value="0.185185185185185" calcext:value-type="float">
            <text:p>0.185185185185185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average=</text:p>
          </table:table-cell>
          <table:table-cell table:style-name="ce2" table:formula="of:=SUM([.A37:.A46])/10" office:value-type="float" office:value="5.5" calcext:value-type="float">
            <text:p>5.5</text:p>
          </table:table-cell>
          <table:table-cell table:style-name="ce2" table:formula="of:=SUM([.B37:.B46])/10" office:value-type="float" office:value="9.8" calcext:value-type="float">
            <text:p>9.8</text:p>
          </table:table-cell>
          <table:table-cell table:style-name="ce2" table:formula="of:=SUM([.C37:.C46])/10" office:value-type="float" office:value="0" calcext:value-type="float">
            <text:p>0</text:p>
          </table:table-cell>
          <table:table-cell table:style-name="ce2" table:formula="of:=SUM([.D37:.D46])/10" office:value-type="float" office:value="241.2" calcext:value-type="float">
            <text:p>241.2</text:p>
          </table:table-cell>
          <table:table-cell table:style-name="ce2" table:formula="of:=SUM([.F37:.F46])/10" office:value-type="float" office:value="0.203954081632653" calcext:value-type="float">
            <text:p>0.203954081632653</text:p>
          </table:table-cell>
          <table:table-cell table:style-name="ce2" table:formula="of:=SUM([.G37:.G46])/10" office:value-type="float" office:value="0" calcext:value-type="float">
            <text:p>0</text:p>
          </table:table-cell>
          <table:table-cell table:style-name="ce2" table:formula="of:=SUM([.H37:.H46])/10" office:value-type="float" office:value="1" calcext:value-type="float">
            <text:p>1</text:p>
          </table:table-cell>
          <table:table-cell table:style-name="ce2" table:formula="of:=SUM([.I37:.I46])/10" office:value-type="float" office:value="1" calcext:value-type="float">
            <text:p>1</text:p>
          </table:table-cell>
          <table:table-cell table:style-name="ce2" table:formula="of:=SUM([.J37:.J46])/10" office:value-type="float" office:value="0.867626414025178" calcext:value-type="float">
            <text:p>0.867626414025178</text:p>
          </table:table-cell>
          <table:table-cell table:style-name="ce2" table:formula="of:=SUM([.K37:.K46])/10" office:value-type="float" office:value="0.331400619352276" calcext:value-type="float">
            <text:p>0.331400619352276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standard deviation=</text:p>
          </table:table-cell>
          <table:table-cell table:style-name="ce2" table:formula="of:=STDEV([.A37:.A46])" office:value-type="float" office:value="3.02765035409749" calcext:value-type="float">
            <text:p>3.02765035409749</text:p>
          </table:table-cell>
          <table:table-cell table:style-name="ce2" table:formula="of:=STDEV([.B37:.B46])" office:value-type="float" office:value="4.10419839243237" calcext:value-type="float">
            <text:p>4.10419839243237</text:p>
          </table:table-cell>
          <table:table-cell table:style-name="ce2" table:formula="of:=STDEV([.C37:.C46])" office:value-type="float" office:value="0" calcext:value-type="float">
            <text:p>0</text:p>
          </table:table-cell>
          <table:table-cell table:style-name="ce2" table:formula="of:=STDEV([.D37:.D46])" office:value-type="float" office:value="0.421637021355784" calcext:value-type="float">
            <text:p>0.421637021355784</text:p>
          </table:table-cell>
          <table:table-cell table:style-name="ce2" table:formula="of:=STDEV([.F37:.F46])" office:value-type="float" office:value="0.085782573013171" calcext:value-type="float">
            <text:p>0.085782573013171</text:p>
          </table:table-cell>
          <table:table-cell table:style-name="ce2" table:formula="of:=STDEV([.G37:.G46])" office:value-type="float" office:value="0" calcext:value-type="float">
            <text:p>0</text:p>
          </table:table-cell>
          <table:table-cell table:style-name="ce2" table:formula="of:=STDEV([.H37:.H46])" office:value-type="float" office:value="0" calcext:value-type="float">
            <text:p>0</text:p>
          </table:table-cell>
          <table:table-cell table:style-name="ce2" table:formula="of:=STDEV([.I37:.I46])" office:value-type="float" office:value="0" calcext:value-type="float">
            <text:p>0</text:p>
          </table:table-cell>
          <table:table-cell table:style-name="ce2" table:formula="of:=STDEV([.J37:.J46])" office:value-type="float" office:value="0.0145106426461429" calcext:value-type="float">
            <text:p>0.014510642646143</text:p>
          </table:table-cell>
          <table:table-cell table:style-name="ce2" table:formula="of:=STDEV([.K37:.K46])" office:value-type="float" office:value="0.115705722471305" calcext:value-type="float">
            <text:p>0.115705722471305</text:p>
          </table:table-cell>
          <table:table-cell table:number-columns-repeated="101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vocabulary4.txt</text:p>
          </table:table-cell>
          <table:table-cell table:style-name="ce2" office:value-type="string" calcext:value-type="string">
            <text:p>TP</text:p>
          </table:table-cell>
          <table:table-cell table:style-name="ce2" office:value-type="string" calcext:value-type="string">
            <text:p>FP</text:p>
          </table:table-cell>
          <table:table-cell table:style-name="ce2" office:value-type="string" calcext:value-type="string">
            <text:p>TN</text:p>
          </table:table-cell>
          <table:table-cell table:style-name="ce2" office:value-type="string" calcext:value-type="string">
            <text:p>FN</text:p>
          </table:table-cell>
          <table:table-cell table:style-name="ce2" office:value-type="string" calcext:value-type="string">
            <text:p>TPR(Recall)</text:p>
          </table:table-cell>
          <table:table-cell table:style-name="ce2" office:value-type="string" calcext:value-type="string">
            <text:p>FPR</text:p>
          </table:table-cell>
          <table:table-cell table:style-name="ce2" office:value-type="string" calcext:value-type="string">
            <text:p>TNR</text:p>
          </table:table-cell>
          <table:table-cell table:style-name="ce2" office:value-type="string" calcext:value-type="string">
            <text:p>Precision</text:p>
          </table:table-cell>
          <table:table-cell table:style-name="ce2" office:value-type="string" calcext:value-type="string">
            <text:p>Accuracy</text:p>
          </table:table-cell>
          <table:table-cell table:style-name="ce2" office:value-type="string" calcext:value-type="string">
            <text:p>F1</text:p>
          </table:table-cell>
          <table:table-cell table:style-name="ce2"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20" calcext:value-type="float">
            <text:p>20</text:p>
          </table:table-cell>
          <table:table-cell table:formula="of:=[.B53]/([.B53]+[.E53])" office:value-type="float" office:value="0.583333333333333" calcext:value-type="float">
            <text:p>0.583333333333333</text:p>
          </table:table-cell>
          <table:table-cell table:formula="of:=[.C53]/([.C53]+[.D53])" office:value-type="float" office:value="0" calcext:value-type="float">
            <text:p>0</text:p>
          </table:table-cell>
          <table:table-cell table:formula="of:=[.D53]/([.D53]+[.C53])" office:value-type="float" office:value="1" calcext:value-type="float">
            <text:p>1</text:p>
          </table:table-cell>
          <table:table-cell table:formula="of:=[.B53]/([.B53]+[.C53])" office:value-type="float" office:value="1" calcext:value-type="float">
            <text:p>1</text:p>
          </table:table-cell>
          <table:table-cell table:formula="of:=([.B53]+[.D53])/SUM([.B53:.E53])" office:value-type="float" office:value="0.930795847750865" calcext:value-type="float">
            <text:p>0.930795847750865</text:p>
          </table:table-cell>
          <table:table-cell table:formula="of:=2*[.I53]*[.F53]/([.I53]+[.F53])" office:value-type="float" office:value="0.736842105263158" calcext:value-type="float">
            <text:p>0.736842105263158</text:p>
          </table:table-cell>
          <table:table-cell table:number-columns-repeated="10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office:value-type="float" office:value="24" calcext:value-type="float">
            <text:p>24</text:p>
          </table:table-cell>
          <table:table-cell table:formula="of:=[.B54]/([.B54]+[.E54])" office:value-type="float" office:value="0.5" calcext:value-type="float">
            <text:p>0.5</text:p>
          </table:table-cell>
          <table:table-cell table:formula="of:=[.C54]/([.C54]+[.D54])" office:value-type="float" office:value="0.004149377593361" calcext:value-type="float">
            <text:p>0.004149377593361</text:p>
          </table:table-cell>
          <table:table-cell table:formula="of:=[.D54]/([.D54]+[.C54])" office:value-type="float" office:value="0.995850622406639" calcext:value-type="float">
            <text:p>0.995850622406639</text:p>
          </table:table-cell>
          <table:table-cell table:formula="of:=[.B54]/([.B54]+[.C54])" office:value-type="float" office:value="0.96" calcext:value-type="float">
            <text:p>0.96</text:p>
          </table:table-cell>
          <table:table-cell table:formula="of:=([.B54]+[.D54])/SUM([.B54:.E54])" office:value-type="float" office:value="0.913494809688581" calcext:value-type="float">
            <text:p>0.913494809688581</text:p>
          </table:table-cell>
          <table:table-cell table:formula="of:=2*[.I54]*[.F54]/([.I54]+[.F54])" office:value-type="float" office:value="0.657534246575342" calcext:value-type="float">
            <text:p>0.657534246575342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22" calcext:value-type="float">
            <text:p>22</text:p>
          </table:table-cell>
          <table:table-cell table:formula="of:=[.B55]/([.B55]+[.E55])" office:value-type="float" office:value="0.541666666666667" calcext:value-type="float">
            <text:p>0.541666666666667</text:p>
          </table:table-cell>
          <table:table-cell table:formula="of:=[.C55]/([.C55]+[.D55])" office:value-type="float" office:value="0" calcext:value-type="float">
            <text:p>0</text:p>
          </table:table-cell>
          <table:table-cell table:formula="of:=[.D55]/([.D55]+[.C55])" office:value-type="float" office:value="1" calcext:value-type="float">
            <text:p>1</text:p>
          </table:table-cell>
          <table:table-cell table:formula="of:=[.B55]/([.B55]+[.C55])" office:value-type="float" office:value="1" calcext:value-type="float">
            <text:p>1</text:p>
          </table:table-cell>
          <table:table-cell table:formula="of:=([.B55]+[.D55])/SUM([.B55:.E55])" office:value-type="float" office:value="0.923875432525952" calcext:value-type="float">
            <text:p>0.923875432525952</text:p>
          </table:table-cell>
          <table:table-cell table:formula="of:=2*[.I55]*[.F55]/([.I55]+[.F55])" office:value-type="float" office:value="0.702702702702703" calcext:value-type="float">
            <text:p>0.702702702702703</text:p>
          </table:table-cell>
          <table:table-cell table:number-columns-repeated="10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26" calcext:value-type="float">
            <text:p>26</text:p>
          </table:table-cell>
          <table:table-cell table:formula="of:=[.B56]/([.B56]+[.E56])" office:value-type="float" office:value="0.458333333333333" calcext:value-type="float">
            <text:p>0.458333333333333</text:p>
          </table:table-cell>
          <table:table-cell table:formula="of:=[.C56]/([.C56]+[.D56])" office:value-type="float" office:value="0" calcext:value-type="float">
            <text:p>0</text:p>
          </table:table-cell>
          <table:table-cell table:formula="of:=[.D56]/([.D56]+[.C56])" office:value-type="float" office:value="1" calcext:value-type="float">
            <text:p>1</text:p>
          </table:table-cell>
          <table:table-cell table:formula="of:=[.B56]/([.B56]+[.C56])" office:value-type="float" office:value="1" calcext:value-type="float">
            <text:p>1</text:p>
          </table:table-cell>
          <table:table-cell table:formula="of:=([.B56]+[.D56])/SUM([.B56:.E56])" office:value-type="float" office:value="0.910034602076125" calcext:value-type="float">
            <text:p>0.910034602076125</text:p>
          </table:table-cell>
          <table:table-cell table:formula="of:=2*[.I56]*[.F56]/([.I56]+[.F56])" office:value-type="float" office:value="0.628571428571429" calcext:value-type="float">
            <text:p>0.628571428571429</text:p>
          </table:table-cell>
          <table:table-cell table:number-columns-repeated="101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27" calcext:value-type="float">
            <text:p>27</text:p>
          </table:table-cell>
          <table:table-cell table:formula="of:=[.B57]/([.B57]+[.E57])" office:value-type="float" office:value="0.4375" calcext:value-type="float">
            <text:p>0.4375</text:p>
          </table:table-cell>
          <table:table-cell table:formula="of:=[.C57]/([.C57]+[.D57])" office:value-type="float" office:value="0" calcext:value-type="float">
            <text:p>0</text:p>
          </table:table-cell>
          <table:table-cell table:formula="of:=[.D57]/([.D57]+[.C57])" office:value-type="float" office:value="1" calcext:value-type="float">
            <text:p>1</text:p>
          </table:table-cell>
          <table:table-cell table:formula="of:=[.B57]/([.B57]+[.C57])" office:value-type="float" office:value="1" calcext:value-type="float">
            <text:p>1</text:p>
          </table:table-cell>
          <table:table-cell table:formula="of:=([.B57]+[.D57])/SUM([.B57:.E57])" office:value-type="float" office:value="0.906896551724138" calcext:value-type="float">
            <text:p>0.906896551724138</text:p>
          </table:table-cell>
          <table:table-cell table:formula="of:=2*[.I57]*[.F57]/([.I57]+[.F57])" office:value-type="float" office:value="0.608695652173913" calcext:value-type="float">
            <text:p>0.608695652173913</text:p>
          </table:table-cell>
          <table:table-cell table:number-columns-repeated="101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239" calcext:value-type="float">
            <text:p>239</text:p>
          </table:table-cell>
          <table:table-cell office:value-type="float" office:value="22" calcext:value-type="float">
            <text:p>22</text:p>
          </table:table-cell>
          <table:table-cell table:formula="of:=[.B58]/([.B58]+[.E58])" office:value-type="float" office:value="0.541666666666667" calcext:value-type="float">
            <text:p>0.541666666666667</text:p>
          </table:table-cell>
          <table:table-cell table:formula="of:=[.C58]/([.C58]+[.D58])" office:value-type="float" office:value="0.00829875518672199" calcext:value-type="float">
            <text:p>0.008298755186722</text:p>
          </table:table-cell>
          <table:table-cell table:formula="of:=[.D58]/([.D58]+[.C58])" office:value-type="float" office:value="0.991701244813278" calcext:value-type="float">
            <text:p>0.991701244813278</text:p>
          </table:table-cell>
          <table:table-cell table:formula="of:=[.B58]/([.B58]+[.C58])" office:value-type="float" office:value="0.928571428571429" calcext:value-type="float">
            <text:p>0.928571428571429</text:p>
          </table:table-cell>
          <table:table-cell table:formula="of:=([.B58]+[.D58])/SUM([.B58:.E58])" office:value-type="float" office:value="0.916955017301038" calcext:value-type="float">
            <text:p>0.916955017301038</text:p>
          </table:table-cell>
          <table:table-cell table:formula="of:=2*[.I58]*[.F58]/([.I58]+[.F58])" office:value-type="float" office:value="0.684210526315789" calcext:value-type="float">
            <text:p>0.684210526315789</text:p>
          </table:table-cell>
          <table:table-cell table:number-columns-repeated="101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34" calcext:value-type="float">
            <text:p>34</text:p>
          </table:table-cell>
          <table:table-cell table:formula="of:=[.B59]/([.B59]+[.E59])" office:value-type="float" office:value="0.291666666666667" calcext:value-type="float">
            <text:p>0.291666666666667</text:p>
          </table:table-cell>
          <table:table-cell table:formula="of:=[.C59]/([.C59]+[.D59])" office:value-type="float" office:value="0" calcext:value-type="float">
            <text:p>0</text:p>
          </table:table-cell>
          <table:table-cell table:formula="of:=[.D59]/([.D59]+[.C59])" office:value-type="float" office:value="1" calcext:value-type="float">
            <text:p>1</text:p>
          </table:table-cell>
          <table:table-cell table:formula="of:=[.B59]/([.B59]+[.C59])" office:value-type="float" office:value="1" calcext:value-type="float">
            <text:p>1</text:p>
          </table:table-cell>
          <table:table-cell table:formula="of:=([.B59]+[.D59])/SUM([.B59:.E59])" office:value-type="float" office:value="0.882352941176471" calcext:value-type="float">
            <text:p>0.882352941176471</text:p>
          </table:table-cell>
          <table:table-cell table:formula="of:=2*[.I59]*[.F59]/([.I59]+[.F59])" office:value-type="float" office:value="0.451612903225806" calcext:value-type="float">
            <text:p>0.451612903225806</text:p>
          </table:table-cell>
          <table:table-cell table:number-columns-repeated="10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office:value-type="float" office:value="31" calcext:value-type="float">
            <text:p>31</text:p>
          </table:table-cell>
          <table:table-cell table:formula="of:=[.B60]/([.B60]+[.E60])" office:value-type="float" office:value="0.354166666666667" calcext:value-type="float">
            <text:p>0.354166666666667</text:p>
          </table:table-cell>
          <table:table-cell table:formula="of:=[.C60]/([.C60]+[.D60])" office:value-type="float" office:value="0.004149377593361" calcext:value-type="float">
            <text:p>0.004149377593361</text:p>
          </table:table-cell>
          <table:table-cell table:formula="of:=[.D60]/([.D60]+[.C60])" office:value-type="float" office:value="0.995850622406639" calcext:value-type="float">
            <text:p>0.995850622406639</text:p>
          </table:table-cell>
          <table:table-cell table:formula="of:=[.B60]/([.B60]+[.C60])" office:value-type="float" office:value="0.944444444444444" calcext:value-type="float">
            <text:p>0.944444444444444</text:p>
          </table:table-cell>
          <table:table-cell table:formula="of:=([.B60]+[.D60])/SUM([.B60:.E60])" office:value-type="float" office:value="0.889273356401384" calcext:value-type="float">
            <text:p>0.889273356401384</text:p>
          </table:table-cell>
          <table:table-cell table:formula="of:=2*[.I60]*[.F60]/([.I60]+[.F60])" office:value-type="float" office:value="0.515151515151515" calcext:value-type="float">
            <text:p>0.515151515151515</text:p>
          </table:table-cell>
          <table:table-cell table:number-columns-repeated="101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office:value-type="float" office:value="26" calcext:value-type="float">
            <text:p>26</text:p>
          </table:table-cell>
          <table:table-cell table:formula="of:=[.B61]/([.B61]+[.E61])" office:value-type="float" office:value="0.458333333333333" calcext:value-type="float">
            <text:p>0.458333333333333</text:p>
          </table:table-cell>
          <table:table-cell table:formula="of:=[.C61]/([.C61]+[.D61])" office:value-type="float" office:value="0.004149377593361" calcext:value-type="float">
            <text:p>0.004149377593361</text:p>
          </table:table-cell>
          <table:table-cell table:formula="of:=[.D61]/([.D61]+[.C61])" office:value-type="float" office:value="0.995850622406639" calcext:value-type="float">
            <text:p>0.995850622406639</text:p>
          </table:table-cell>
          <table:table-cell table:formula="of:=[.B61]/([.B61]+[.C61])" office:value-type="float" office:value="0.956521739130435" calcext:value-type="float">
            <text:p>0.956521739130435</text:p>
          </table:table-cell>
          <table:table-cell table:formula="of:=([.B61]+[.D61])/SUM([.B61:.E61])" office:value-type="float" office:value="0.906574394463668" calcext:value-type="float">
            <text:p>0.906574394463668</text:p>
          </table:table-cell>
          <table:table-cell table:formula="of:=2*[.I61]*[.F61]/([.I61]+[.F61])" office:value-type="float" office:value="0.619718309859155" calcext:value-type="float">
            <text:p>0.619718309859155</text:p>
          </table:table-cell>
          <table:table-cell table:number-columns-repeated="101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32" calcext:value-type="float">
            <text:p>32</text:p>
          </table:table-cell>
          <table:table-cell table:formula="of:=[.B62]/([.B62]+[.E62])" office:value-type="float" office:value="0.346938775510204" calcext:value-type="float">
            <text:p>0.346938775510204</text:p>
          </table:table-cell>
          <table:table-cell table:formula="of:=[.C62]/([.C62]+[.D62])" office:value-type="float" office:value="0" calcext:value-type="float">
            <text:p>0</text:p>
          </table:table-cell>
          <table:table-cell table:formula="of:=[.D62]/([.D62]+[.C62])" office:value-type="float" office:value="1" calcext:value-type="float">
            <text:p>1</text:p>
          </table:table-cell>
          <table:table-cell table:formula="of:=[.B62]/([.B62]+[.C62])" office:value-type="float" office:value="1" calcext:value-type="float">
            <text:p>1</text:p>
          </table:table-cell>
          <table:table-cell table:formula="of:=([.B62]+[.D62])/SUM([.B62:.E62])" office:value-type="float" office:value="0.890034364261168" calcext:value-type="float">
            <text:p>0.890034364261168</text:p>
          </table:table-cell>
          <table:table-cell table:formula="of:=2*[.I62]*[.F62]/([.I62]+[.F62])" office:value-type="float" office:value="0.515151515151515" calcext:value-type="float">
            <text:p>0.515151515151515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average=</text:p>
          </table:table-cell>
          <table:table-cell table:style-name="ce2" table:formula="of:=SUM([.A53:.A62])/10" office:value-type="float" office:value="5.5" calcext:value-type="float">
            <text:p>5.5</text:p>
          </table:table-cell>
          <table:table-cell table:style-name="ce2" table:formula="of:=SUM([.B53:.B62])/10" office:value-type="float" office:value="21.7" calcext:value-type="float">
            <text:p>21.7</text:p>
          </table:table-cell>
          <table:table-cell table:style-name="ce2" table:formula="of:=SUM([.C53:.C62])/10" office:value-type="float" office:value="0.5" calcext:value-type="float">
            <text:p>0.5</text:p>
          </table:table-cell>
          <table:table-cell table:style-name="ce2" table:formula="of:=SUM([.D53:.D62])/10" office:value-type="float" office:value="240.7" calcext:value-type="float">
            <text:p>240.7</text:p>
          </table:table-cell>
          <table:table-cell table:style-name="ce2" table:formula="of:=SUM([.F53:.F62])/10" office:value-type="float" office:value="0.451360544217687" calcext:value-type="float">
            <text:p>0.451360544217687</text:p>
          </table:table-cell>
          <table:table-cell table:style-name="ce2" table:formula="of:=SUM([.G53:.G62])/10" office:value-type="float" office:value="0.0020746887966805" calcext:value-type="float">
            <text:p>0.002074688796681</text:p>
          </table:table-cell>
          <table:table-cell table:style-name="ce2" table:formula="of:=SUM([.H53:.H62])/10" office:value-type="float" office:value="0.99792531120332" calcext:value-type="float">
            <text:p>0.99792531120332</text:p>
          </table:table-cell>
          <table:table-cell table:style-name="ce2" table:formula="of:=SUM([.I53:.I62])/10" office:value-type="float" office:value="0.978953761214631" calcext:value-type="float">
            <text:p>0.978953761214631</text:p>
          </table:table-cell>
          <table:table-cell table:style-name="ce2" table:formula="of:=SUM([.J53:.J62])/10" office:value-type="float" office:value="0.907028731736939" calcext:value-type="float">
            <text:p>0.907028731736939</text:p>
          </table:table-cell>
          <table:table-cell table:style-name="ce2" table:formula="of:=SUM([.K53:.K62])/10" office:value-type="float" office:value="0.612019090499033" calcext:value-type="float">
            <text:p>0.612019090499033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standard deviation=</text:p>
          </table:table-cell>
          <table:table-cell table:style-name="ce2" table:formula="of:=STDEV([.A53:.A62])" office:value-type="float" office:value="3.02765035409749" calcext:value-type="float">
            <text:p>3.02765035409749</text:p>
          </table:table-cell>
          <table:table-cell table:style-name="ce2" table:formula="of:=STDEV([.B53:.B62])" office:value-type="float" office:value="4.54728246074266" calcext:value-type="float">
            <text:p>4.54728246074266</text:p>
          </table:table-cell>
          <table:table-cell table:style-name="ce2" table:formula="of:=STDEV([.C53:.C62])" office:value-type="float" office:value="0.707106781186548" calcext:value-type="float">
            <text:p>0.707106781186548</text:p>
          </table:table-cell>
          <table:table-cell table:style-name="ce2" table:formula="of:=STDEV([.D53:.D62])" office:value-type="float" office:value="0.948683298050514" calcext:value-type="float">
            <text:p>0.948683298050514</text:p>
          </table:table-cell>
          <table:table-cell table:style-name="ce2" table:formula="of:=STDEV([.F53:.F62])" office:value-type="float" office:value="0.0955888473458057" calcext:value-type="float">
            <text:p>0.095588847345806</text:p>
          </table:table-cell>
          <table:table-cell table:style-name="ce2" table:formula="of:=STDEV([.G53:.G62])" office:value-type="float" office:value="0.00293405303396908" calcext:value-type="float">
            <text:p>0.002934053033969</text:p>
          </table:table-cell>
          <table:table-cell table:style-name="ce2" table:formula="of:=STDEV([.H53:.H62])" office:value-type="float" office:value="0.00293405303396907" calcext:value-type="float">
            <text:p>0.002934053033969</text:p>
          </table:table-cell>
          <table:table-cell table:style-name="ce2" table:formula="of:=STDEV([.I53:.I62])" office:value-type="float" office:value="0.0283810932127302" calcext:value-type="float">
            <text:p>0.02838109321273</text:p>
          </table:table-cell>
          <table:table-cell table:style-name="ce2" table:formula="of:=STDEV([.J53:.J62])" office:value-type="float" office:value="0.0156746224823312" calcext:value-type="float">
            <text:p>0.015674622482331</text:p>
          </table:table-cell>
          <table:table-cell table:style-name="ce2" table:formula="of:=STDEV([.K53:.K62])" office:value-type="float" office:value="0.091850505178985" calcext:value-type="float">
            <text:p>0.091850505178985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232" calcext:value-type="float">
            <text:p>232</text:p>
          </table:table-cell>
          <table:table-cell office:value-type="float" office:value="6" calcext:value-type="float">
            <text:p>6</text:p>
          </table:table-cell>
          <table:table-cell table:formula="of:=[.B67]/([.B67]+[.E67])" office:value-type="float" office:value="0.88" calcext:value-type="float">
            <text:p>0.88</text:p>
          </table:table-cell>
          <table:table-cell table:formula="of:=[.C67]/([.C67]+[.D67])" office:value-type="float" office:value="0.0333333333333333" calcext:value-type="float">
            <text:p>0.033333333333333</text:p>
          </table:table-cell>
          <table:table-cell table:formula="of:=[.D67]/([.D67]+[.C67])" office:value-type="float" office:value="0.966666666666667" calcext:value-type="float">
            <text:p>0.966666666666667</text:p>
          </table:table-cell>
          <table:table-cell table:formula="of:=[.B67]/([.B67]+[.C67])" office:value-type="float" office:value="0.846153846153846" calcext:value-type="float">
            <text:p>0.846153846153846</text:p>
          </table:table-cell>
          <table:table-cell table:formula="of:=([.B67]+[.D67])/SUM([.B67:.E67])" office:value-type="float" office:value="0.951724137931035" calcext:value-type="float">
            <text:p>0.951724137931035</text:p>
          </table:table-cell>
          <table:table-cell table:formula="of:=2*[.I67]*[.F67]/([.I67]+[.F67])" office:value-type="float" office:value="0.862745098039216" calcext:value-type="float">
            <text:p>0.862745098039216</text:p>
          </table:table-cell>
          <table:table-cell table:number-columns-repeated="10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office:value-type="float" office:value="233" calcext:value-type="float">
            <text:p>233</text:p>
          </table:table-cell>
          <table:table-cell office:value-type="float" office:value="8" calcext:value-type="float">
            <text:p>8</text:p>
          </table:table-cell>
          <table:table-cell table:formula="of:=[.B68]/([.B68]+[.E68])" office:value-type="float" office:value="0.84" calcext:value-type="float">
            <text:p>0.84</text:p>
          </table:table-cell>
          <table:table-cell table:formula="of:=[.C68]/([.C68]+[.D68])" office:value-type="float" office:value="0.0291666666666667" calcext:value-type="float">
            <text:p>0.029166666666667</text:p>
          </table:table-cell>
          <table:table-cell table:formula="of:=[.D68]/([.D68]+[.C68])" office:value-type="float" office:value="0.970833333333333" calcext:value-type="float">
            <text:p>0.970833333333333</text:p>
          </table:table-cell>
          <table:table-cell table:formula="of:=[.B68]/([.B68]+[.C68])" office:value-type="float" office:value="0.857142857142857" calcext:value-type="float">
            <text:p>0.857142857142857</text:p>
          </table:table-cell>
          <table:table-cell table:formula="of:=([.B68]+[.D68])/SUM([.B68:.E68])" office:value-type="float" office:value="0.948275862068966" calcext:value-type="float">
            <text:p>0.948275862068966</text:p>
          </table:table-cell>
          <table:table-cell table:formula="of:=2*[.I68]*[.F68]/([.I68]+[.F68])" office:value-type="float" office:value="0.848484848484848" calcext:value-type="float">
            <text:p>0.848484848484848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office:value-type="float" office:value="236" calcext:value-type="float">
            <text:p>236</text:p>
          </table:table-cell>
          <table:table-cell office:value-type="float" office:value="7" calcext:value-type="float">
            <text:p>7</text:p>
          </table:table-cell>
          <table:table-cell table:formula="of:=[.B69]/([.B69]+[.E69])" office:value-type="float" office:value="0.86" calcext:value-type="float">
            <text:p>0.86</text:p>
          </table:table-cell>
          <table:table-cell table:formula="of:=[.C69]/([.C69]+[.D69])" office:value-type="float" office:value="0.0166666666666667" calcext:value-type="float">
            <text:p>0.016666666666667</text:p>
          </table:table-cell>
          <table:table-cell table:formula="of:=[.D69]/([.D69]+[.C69])" office:value-type="float" office:value="0.983333333333333" calcext:value-type="float">
            <text:p>0.983333333333333</text:p>
          </table:table-cell>
          <table:table-cell table:formula="of:=[.B69]/([.B69]+[.C69])" office:value-type="float" office:value="0.914893617021277" calcext:value-type="float">
            <text:p>0.914893617021277</text:p>
          </table:table-cell>
          <table:table-cell table:formula="of:=([.B69]+[.D69])/SUM([.B69:.E69])" office:value-type="float" office:value="0.962068965517241" calcext:value-type="float">
            <text:p>0.962068965517241</text:p>
          </table:table-cell>
          <table:table-cell table:formula="of:=2*[.I69]*[.F69]/([.I69]+[.F69])" office:value-type="float" office:value="0.88659793814433" calcext:value-type="float">
            <text:p>0.88659793814433</text:p>
          </table:table-cell>
          <table:table-cell table:number-columns-repeated="10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float" office:value="12" calcext:value-type="float">
            <text:p>12</text:p>
          </table:table-cell>
          <table:table-cell office:value-type="float" office:value="228" calcext:value-type="float">
            <text:p>228</text:p>
          </table:table-cell>
          <table:table-cell office:value-type="float" office:value="4" calcext:value-type="float">
            <text:p>4</text:p>
          </table:table-cell>
          <table:table-cell table:formula="of:=[.B70]/([.B70]+[.E70])" office:value-type="float" office:value="0.92" calcext:value-type="float">
            <text:p>0.92</text:p>
          </table:table-cell>
          <table:table-cell table:formula="of:=[.C70]/([.C70]+[.D70])" office:value-type="float" office:value="0.05" calcext:value-type="float">
            <text:p>0.05</text:p>
          </table:table-cell>
          <table:table-cell table:formula="of:=[.D70]/([.D70]+[.C70])" office:value-type="float" office:value="0.95" calcext:value-type="float">
            <text:p>0.95</text:p>
          </table:table-cell>
          <table:table-cell table:formula="of:=[.B70]/([.B70]+[.C70])" office:value-type="float" office:value="0.793103448275862" calcext:value-type="float">
            <text:p>0.793103448275862</text:p>
          </table:table-cell>
          <table:table-cell table:formula="of:=([.B70]+[.D70])/SUM([.B70:.E70])" office:value-type="float" office:value="0.944827586206896" calcext:value-type="float">
            <text:p>0.944827586206896</text:p>
          </table:table-cell>
          <table:table-cell table:formula="of:=2*[.I70]*[.F70]/([.I70]+[.F70])" office:value-type="float" office:value="0.851851851851852" calcext:value-type="float">
            <text:p>0.851851851851852</text:p>
          </table:table-cell>
          <table:table-cell table:number-columns-repeated="101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230" calcext:value-type="float">
            <text:p>230</text:p>
          </table:table-cell>
          <table:table-cell office:value-type="float" office:value="5" calcext:value-type="float">
            <text:p>5</text:p>
          </table:table-cell>
          <table:table-cell table:formula="of:=[.B71]/([.B71]+[.E71])" office:value-type="float" office:value="0.9" calcext:value-type="float">
            <text:p>0.9</text:p>
          </table:table-cell>
          <table:table-cell table:formula="of:=[.C71]/([.C71]+[.D71])" office:value-type="float" office:value="0.0416666666666667" calcext:value-type="float">
            <text:p>0.041666666666667</text:p>
          </table:table-cell>
          <table:table-cell table:formula="of:=[.D71]/([.D71]+[.C71])" office:value-type="float" office:value="0.958333333333333" calcext:value-type="float">
            <text:p>0.958333333333333</text:p>
          </table:table-cell>
          <table:table-cell table:formula="of:=[.B71]/([.B71]+[.C71])" office:value-type="float" office:value="0.818181818181818" calcext:value-type="float">
            <text:p>0.818181818181818</text:p>
          </table:table-cell>
          <table:table-cell table:formula="of:=([.B71]+[.D71])/SUM([.B71:.E71])" office:value-type="float" office:value="0.948275862068966" calcext:value-type="float">
            <text:p>0.948275862068966</text:p>
          </table:table-cell>
          <table:table-cell table:formula="of:=2*[.I71]*[.F71]/([.I71]+[.F71])" office:value-type="float" office:value="0.857142857142857" calcext:value-type="float">
            <text:p>0.857142857142857</text:p>
          </table:table-cell>
          <table:table-cell table:number-columns-repeated="101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  <table:table-cell office:value-type="float" office:value="12" calcext:value-type="float">
            <text:p>12</text:p>
          </table:table-cell>
          <table:table-cell office:value-type="float" office:value="228" calcext:value-type="float">
            <text:p>228</text:p>
          </table:table-cell>
          <table:table-cell office:value-type="float" office:value="4" calcext:value-type="float">
            <text:p>4</text:p>
          </table:table-cell>
          <table:table-cell table:formula="of:=[.B72]/([.B72]+[.E72])" office:value-type="float" office:value="0.92" calcext:value-type="float">
            <text:p>0.92</text:p>
          </table:table-cell>
          <table:table-cell table:formula="of:=[.C72]/([.C72]+[.D72])" office:value-type="float" office:value="0.05" calcext:value-type="float">
            <text:p>0.05</text:p>
          </table:table-cell>
          <table:table-cell table:formula="of:=[.D72]/([.D72]+[.C72])" office:value-type="float" office:value="0.95" calcext:value-type="float">
            <text:p>0.95</text:p>
          </table:table-cell>
          <table:table-cell table:formula="of:=[.B72]/([.B72]+[.C72])" office:value-type="float" office:value="0.793103448275862" calcext:value-type="float">
            <text:p>0.793103448275862</text:p>
          </table:table-cell>
          <table:table-cell table:formula="of:=([.B72]+[.D72])/SUM([.B72:.E72])" office:value-type="float" office:value="0.944827586206896" calcext:value-type="float">
            <text:p>0.944827586206896</text:p>
          </table:table-cell>
          <table:table-cell table:formula="of:=2*[.I72]*[.F72]/([.I72]+[.F72])" office:value-type="float" office:value="0.851851851851852" calcext:value-type="float">
            <text:p>0.851851851851852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average=</text:p>
          </table:table-cell>
          <table:table-cell table:formula="of:=SUM([.B67:.B72])/6" office:value-type="float" office:value="44.3333333333333" calcext:value-type="float">
            <text:p>44.3333333333333</text:p>
          </table:table-cell>
          <table:table-cell table:formula="of:=SUM([.C67:.C72])/6" office:value-type="float" office:value="8.83333333333333" calcext:value-type="float">
            <text:p>8.83333333333333</text:p>
          </table:table-cell>
          <table:table-cell table:formula="of:=SUM([.D67:.D72])/6" office:value-type="float" office:value="231.166666666667" calcext:value-type="float">
            <text:p>231.166666666667</text:p>
          </table:table-cell>
          <table:table-cell table:formula="of:=SUM([.E67:.E72])/6" office:value-type="float" office:value="5.66666666666667" calcext:value-type="float">
            <text:p>5.66666666666667</text:p>
          </table:table-cell>
          <table:table-cell table:formula="of:=SUM([.F67:.F72])/6" office:value-type="float" office:value="0.886666666666667" calcext:value-type="float">
            <text:p>0.886666666666667</text:p>
          </table:table-cell>
          <table:table-cell table:formula="of:=SUM([.G67:.G72])/6" office:value-type="float" office:value="0.0368055555555556" calcext:value-type="float">
            <text:p>0.036805555555556</text:p>
          </table:table-cell>
          <table:table-cell table:formula="of:=SUM([.H67:.H72])/6" office:value-type="float" office:value="0.963194444444444" calcext:value-type="float">
            <text:p>0.963194444444444</text:p>
          </table:table-cell>
          <table:table-cell table:formula="of:=SUM([.I67:.I72])/6" office:value-type="float" office:value="0.83709650584192" calcext:value-type="float">
            <text:p>0.83709650584192</text:p>
          </table:table-cell>
          <table:table-cell table:formula="of:=SUM([.J67:.J72])/6" office:value-type="float" office:value="0.95" calcext:value-type="float">
            <text:p>0.95</text:p>
          </table:table-cell>
          <table:table-cell table:formula="of:=SUM([.K67:.K72])/6" office:value-type="float" office:value="0.859779074252493" calcext:value-type="float">
            <text:p>0.859779074252493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standard deviation=</text:p>
          </table:table-cell>
          <table:table-cell table:formula="of:=STDEV([.B67:.B72])" office:value-type="float" office:value="1.63299316185545" calcext:value-type="float">
            <text:p>1.63299316185545</text:p>
          </table:table-cell>
          <table:table-cell table:formula="of:=STDEV([.C67:.C72])" office:value-type="float" office:value="3.12516666222246" calcext:value-type="float">
            <text:p>3.12516666222246</text:p>
          </table:table-cell>
          <table:table-cell table:formula="of:=STDEV([.D67:.D72])" office:value-type="float" office:value="3.12516666222246" calcext:value-type="float">
            <text:p>3.12516666222246</text:p>
          </table:table-cell>
          <table:table-cell table:formula="of:=STDEV([.E67:.E72])" office:value-type="float" office:value="1.63299316185545" calcext:value-type="float">
            <text:p>1.63299316185545</text:p>
          </table:table-cell>
          <table:table-cell table:formula="of:=STDEV([.F67:.F72])" office:value-type="float" office:value="0.0326598632371091" calcext:value-type="float">
            <text:p>0.032659863237109</text:p>
          </table:table-cell>
          <table:table-cell table:formula="of:=STDEV([.G67:.G72])" office:value-type="float" office:value="0.0130215277592602" calcext:value-type="float">
            <text:p>0.01302152775926</text:p>
          </table:table-cell>
          <table:table-cell table:formula="of:=STDEV([.H67:.H72])" office:value-type="float" office:value="0.0130215277592602" calcext:value-type="float">
            <text:p>0.01302152775926</text:p>
          </table:table-cell>
          <table:table-cell table:formula="of:=STDEV([.I67:.I72])" office:value-type="float" office:value="0.0464000555153978" calcext:value-type="float">
            <text:p>0.046400055515398</text:p>
          </table:table-cell>
          <table:table-cell table:formula="of:=STDEV([.J67:.J72])" office:value-type="float" office:value="0.00645113342547233" calcext:value-type="float">
            <text:p>0.006451133425472</text:p>
          </table:table-cell>
          <table:table-cell table:formula="of:=STDEV([.K67:.K72])" office:value-type="float" office:value="0.0140587314069968" calcext:value-type="float">
            <text:p>0.014058731406997</text:p>
          </table:table-cell>
          <table:table-cell table:number-columns-repeated="1013"/>
        </table:table-row>
      </table:table>
      <table:named-expressions/>
      <table:database-ranges>
        <table:database-range table:name="__Anonymous_Sheet_DB__0" table:target-range-address="Sheet1.A53:Sheet1.E6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Noto Sans Devanagari" svg:font-family="'Noto Sans Devanagari'" style:font-family-generic="system" style:font-pitch="variable"/>
    <style:font-face style:name="Verdana" svg:font-family="Verdana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Verdana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6">00/00/0000</text:date>, <text:time style:data-style-name="N2" text:time-value="12:48:15.26480334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6T00:15:38.105378288</meta:creation-date>
    <dc:date>2019-11-16T12:49:44.237755469</dc:date>
    <meta:editing-duration>PT24M5S</meta:editing-duration>
    <meta:editing-cycles>6</meta:editing-cycles>
    <meta:generator>LibreOffice/6.2.7.1$Linux_X86_64 LibreOffice_project/20$Build-1</meta:generator>
    <meta:document-statistic meta:table-count="1" meta:cell-count="660" meta:object-count="0"/>
  </office:meta>
</office:document-meta>
</file>